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paragraph-rsid="001ce9c0"/>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1d407"/>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9a389"/>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c52ec"/>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171c7"/>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0a538"/>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33af43" style:font-style-asian="italic" style:font-weight-asian="bold" style:font-style-complex="italic" style:font-weight-complex="bold"/>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language-asian="tr" style:country-asian="TR" style:font-style-asian="italic" style:font-weight-asian="bold" style:font-name-complex="Times New Roman1" style:font-style-complex="italic" style:font-weight-complex="bold"/>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336c0b" style:font-weight-asian="bold" style:font-weight-complex="bold"/>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3af43" style:font-size-asian="12pt" style:language-asian="tr" style:country-asian="TR" style:font-style-asian="normal" style:font-weight-asian="normal" style:font-name-complex="Times New Roman1" style:font-size-complex="12pt" style:font-style-complex="normal" style:font-weight-complex="normal"/>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solid" style:text-underline-width="auto" style:text-underline-color="font-color" fo:font-weight="bold" officeooo:rsid="001ce9c0" officeooo:paragraph-rsid="00337b8a" style:font-size-asian="12pt" style:language-asian="tr" style:country-asian="TR" style:font-style-asian="normal" style:font-weight-asian="bold" style:font-name-complex="Times New Roman1" style:font-size-complex="12pt" style:font-style-complex="normal" style:font-weight-complex="bold"/>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0a538"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171c7"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0a538" style:font-size-asian="12pt" style:language-asian="tr" style:country-asian="TR" style:font-name-complex="Times New Roman1" style:font-size-complex="12pt"/>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171c7" style:font-size-asian="12pt" style:language-asian="tr" style:country-asian="TR" style:font-name-complex="Times New Roman1" style:font-size-complex="12pt"/>
    </style:style>
    <style:style style:name="P2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language-asian="tr" style:country-asian="TR" style:font-name-complex="Times New Roman1"/>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P3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46108"/>
    </style:style>
    <style:style style:name="P3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aea8c"/>
    </style:style>
    <style:style style:name="P3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c52ec"/>
    </style:style>
    <style:style style:name="P34"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3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28957"/>
    </style:style>
    <style:style style:name="P3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bold" officeooo:rsid="009100a2" officeooo:paragraph-rsid="0040a538" style:font-size-asian="12pt" style:language-asian="tr" style:country-asian="TR" style:font-style-asian="normal" style:font-weight-asian="bold" style:font-name-complex="Times New Roman1" style:font-size-complex="12pt" style:font-style-complex="normal" style:font-weight-complex="bold"/>
    </style:style>
    <style:style style:name="P3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428957" style:font-size-asian="12pt" style:language-asian="tr" style:country-asian="TR" style:font-style-asian="normal" style:font-weight-asian="normal" style:font-name-complex="Times New Roman1" style:font-size-complex="12pt" style:font-style-complex="normal" style:font-weight-complex="normal"/>
    </style:style>
    <style:style style:name="P3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rsid="001ce9c0" officeooo:paragraph-rsid="00428957" style:font-size-asian="12pt" style:language-asian="tr" style:country-asian="TR" style:font-style-asian="normal" style:font-weight-asian="normal" style:font-name-complex="Times New Roman1" style:font-size-complex="12pt" style:font-style-complex="normal" style:font-weight-complex="normal"/>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dd2c8" officeooo:paragraph-rsid="0033af43" style:font-size-asian="12pt" style:language-asian="tr" style:country-asian="TR" style:font-weight-asian="normal" style:font-name-complex="Times New Roman1" style:font-size-complex="12pt" style:font-weight-complex="normal"/>
    </style:style>
    <style:style style:name="P4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9bc9f" officeooo:paragraph-rsid="0029bc9f" style:font-size-asian="12pt" style:language-asian="tr" style:country-asian="TR" style:font-weight-asian="normal" style:font-name-complex="Times New Roman1" style:font-size-complex="12pt" style:font-weight-complex="normal"/>
    </style:style>
    <style:style style:name="P4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42"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3"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28957"/>
    </style:style>
    <style:style style:name="P4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4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af43"/>
    </style:style>
    <style:style style:name="P4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171c7"/>
    </style:style>
    <style:style style:name="P4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28957"/>
    </style:style>
    <style:style style:name="P50"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337b8a" style:font-style-asian="normal" style:font-name-complex="Tahoma"/>
    </style:style>
    <style:style style:name="P5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428957" style:language-asian="tr" style:country-asian="TR" style:font-style-asian="normal" style:font-weight-asian="normal" style:font-name-complex="Times New Roman1" style:font-style-complex="normal" style:font-weight-complex="normal"/>
    </style:style>
    <style:style style:name="P5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428957" style:font-style-asian="normal" style:font-weight-asian="normal" style:font-name-complex="Tahoma" style:font-style-complex="normal" style:font-weight-complex="normal"/>
    </style:style>
    <style:style style:name="P5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33af43"/>
    </style:style>
    <style:style style:name="P5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5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5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5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P5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5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428957" style:font-weight-asian="bold" style:font-weight-complex="bold"/>
    </style:style>
    <style:style style:name="P60"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428957" style:font-weight-asian="bold" style:font-weight-complex="bold"/>
    </style:style>
    <style:style style:name="P61"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428957" style:font-weight-asian="bold" style:font-weight-complex="bold"/>
    </style:style>
    <style:style style:name="P6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P6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e3c204" officeooo:paragraph-rsid="00428957" style:language-asian="tr" style:country-asian="TR" style:font-weight-asian="bold" style:font-name-complex="Times New Roman1" style:font-weight-complex="bold"/>
    </style:style>
    <style:style style:name="P6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4171c7" officeooo:paragraph-rsid="004171c7"/>
    </style:style>
    <style:style style:name="P6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428957" style:font-style-asian="italic" style:font-weight-asian="bold" style:font-style-complex="italic" style:font-weight-complex="bold"/>
    </style:style>
    <style:style style:name="P66"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67"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428957" style:font-style-asian="italic" style:font-weight-asian="bold" style:font-style-complex="italic" style:font-weight-complex="bold"/>
    </style:style>
    <style:style style:name="P6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428957" style:font-style-asian="italic" style:font-weight-asian="bold"/>
    </style:style>
    <style:style style:name="P69"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428957" style:language-asian="tr" style:country-asian="TR" style:font-style-asian="italic" style:font-weight-asian="bold" style:font-name-complex="Times New Roman1" style:font-style-complex="italic" style:font-weight-complex="bold"/>
    </style:style>
    <style:style style:name="P7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428957" style:language-asian="tr" style:country-asian="TR" style:font-weight-asian="normal" style:font-name-complex="Times New Roman1" style:font-weight-complex="normal"/>
    </style:style>
    <style:style style:name="P7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28957" style:language-asian="tr" style:country-asian="TR" style:font-name-complex="Times New Roman1"/>
    </style:style>
    <style:style style:name="P7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428957"/>
    </style:style>
    <style:style style:name="P73"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text-underline-style="solid" style:text-underline-width="auto" style:text-underline-color="font-color" fo:font-weight="bold" officeooo:rsid="003c52ec" officeooo:paragraph-rsid="00428957" style:font-style-asian="italic" style:font-weight-asian="bold" style:font-style-complex="italic" style:font-weight-complex="bold"/>
    </style:style>
    <style:style style:name="T1" style:family="text">
      <style:text-properties fo:font-weight="bold" style:language-asian="tr" style:country-asian="TR" style:font-weight-asian="bold" style:font-name-complex="Times New Roman1" style:font-weight-complex="bold"/>
    </style:style>
    <style:style style:name="T2" style:family="text">
      <style:text-properties fo:font-weight="bold" officeooo:rsid="00e333e6" style:language-asian="tr" style:country-asian="TR" style:font-weight-asian="bold" style:font-name-complex="Times New Roman1" style:font-weight-complex="bold"/>
    </style:style>
    <style:style style:name="T3" style:family="text">
      <style:text-properties fo:font-weight="bold" officeooo:rsid="00e41702" style:language-asian="tr" style:country-asian="TR" style:font-weight-asian="bold" style:font-name-complex="Times New Roman1" style:font-weight-complex="bold"/>
    </style:style>
    <style:style style:name="T4" style:family="text">
      <style:text-properties fo:font-weight="bold" officeooo:rsid="00337b8a" style:language-asian="tr" style:country-asian="TR" style:font-weight-asian="bold" style:font-name-complex="Times New Roman1" style:font-weight-complex="bold"/>
    </style:style>
    <style:style style:name="T5" style:family="text">
      <style:text-properties fo:font-weight="bold" officeooo:rsid="003b129e" style:language-asian="tr" style:country-asian="TR" style:font-weight-asian="bold" style:font-name-complex="Times New Roman1" style:font-weight-complex="bold"/>
    </style:style>
    <style:style style:name="T6" style:family="text">
      <style:text-properties fo:font-weight="bold" officeooo:rsid="00e3c204" style:language-asian="tr" style:country-asian="TR" style:font-weight-asian="bold" style:font-name-complex="Times New Roman1" style:font-weight-complex="bold"/>
    </style:style>
    <style:style style:name="T7" style:family="text">
      <style:text-properties fo:font-weight="bold" officeooo:rsid="0097ef5f" style:language-asian="tr" style:country-asian="TR" style:font-weight-asian="bold" style:font-name-complex="Times New Roman1" style:font-weight-complex="bold"/>
    </style:style>
    <style:style style:name="T8" style:family="text">
      <style:text-properties fo:font-weight="bold" officeooo:rsid="005e4a91" style:language-asian="tr" style:country-asian="TR" style:font-weight-asian="bold" style:font-name-complex="Times New Roman1" style:font-weight-complex="bold"/>
    </style:style>
    <style:style style:name="T9" style:family="text">
      <style:text-properties fo:font-weight="bold" officeooo:rsid="007ab96d" style:language-asian="tr" style:country-asian="TR" style:font-weight-asian="bold" style:font-name-complex="Times New Roman1" style:font-weight-complex="bold"/>
    </style:style>
    <style:style style:name="T10" style:family="text">
      <style:text-properties fo:font-weight="bold" officeooo:rsid="00e14d31" style:language-asian="tr" style:country-asian="TR" style:font-weight-asian="bold" style:font-name-complex="Times New Roman1" style:font-weight-complex="bold"/>
    </style:style>
    <style:style style:name="T11" style:family="text">
      <style:text-properties fo:font-weight="bold" officeooo:rsid="00821128" style:language-asian="tr" style:country-asian="TR" style:font-weight-asian="bold" style:font-name-complex="Times New Roman1" style:font-weight-complex="bold"/>
    </style:style>
    <style:style style:name="T12" style:family="text">
      <style:text-properties fo:font-weight="bold" officeooo:rsid="006fa4e9" style:language-asian="tr" style:country-asian="TR" style:font-weight-asian="bold" style:font-name-complex="Times New Roman1" style:font-weight-complex="bold"/>
    </style:style>
    <style:style style:name="T13" style:family="text">
      <style:text-properties fo:font-weight="bold" officeooo:rsid="0078c540" style:language-asian="tr" style:country-asian="TR" style:font-weight-asian="bold" style:font-name-complex="Times New Roman1" style:font-weight-complex="bold"/>
    </style:style>
    <style:style style:name="T14" style:family="text">
      <style:text-properties fo:font-weight="bold" officeooo:rsid="002bcdb2" style:language-asian="tr" style:country-asian="TR" style:font-weight-asian="bold" style:font-name-complex="Times New Roman1" style:font-weight-complex="bold"/>
    </style:style>
    <style:style style:name="T15" style:family="text">
      <style:text-properties fo:font-weight="bold" officeooo:rsid="00f40513" style:language-asian="tr" style:country-asian="TR" style:font-weight-asian="bold" style:font-name-complex="Times New Roman1" style:font-weight-complex="bold"/>
    </style:style>
    <style:style style:name="T16" style:family="text">
      <style:text-properties fo:font-weight="bold" officeooo:rsid="00d9884f" style:language-asian="tr" style:country-asian="TR" style:font-weight-asian="bold" style:font-name-complex="Times New Roman1" style:font-weight-complex="bold"/>
    </style:style>
    <style:style style:name="T17" style:family="text">
      <style:text-properties fo:font-weight="bold" officeooo:rsid="00b9f0a8" style:language-asian="tr" style:country-asian="TR" style:font-weight-asian="bold" style:font-name-complex="Times New Roman1" style:font-weight-complex="bold"/>
    </style:style>
    <style:style style:name="T18" style:family="text">
      <style:text-properties fo:font-weight="bold" officeooo:rsid="009100a2" style:language-asian="tr" style:country-asian="TR" style:font-weight-asian="bold" style:font-name-complex="Times New Roman1" style:font-weight-complex="bold"/>
    </style:style>
    <style:style style:name="T19" style:family="text">
      <style:text-properties fo:font-weight="bold" officeooo:rsid="00d136f4" style:language-asian="tr" style:country-asian="TR" style:font-weight-asian="bold" style:font-name-complex="Times New Roman1" style:font-weight-complex="bold"/>
    </style:style>
    <style:style style:name="T20" style:family="text">
      <style:text-properties fo:font-weight="bold" officeooo:rsid="00f519a8" style:language-asian="tr" style:country-asian="TR" style:font-weight-asian="bold" style:font-name-complex="Times New Roman1" style:font-weight-complex="bold"/>
    </style:style>
    <style:style style:name="T21" style:family="text">
      <style:text-properties fo:font-weight="bold" officeooo:rsid="008f180f" style:language-asian="tr" style:country-asian="TR" style:font-weight-asian="bold" style:font-name-complex="Times New Roman1" style:font-weight-complex="bold"/>
    </style:style>
    <style:style style:name="T22" style:family="text">
      <style:text-properties fo:font-weight="bold" officeooo:rsid="0040a538" style:language-asian="tr" style:country-asian="TR" style:font-weight-asian="bold" style:font-name-complex="Times New Roman1" style:font-weight-complex="bold"/>
    </style:style>
    <style:style style:name="T23" style:family="text">
      <style:text-properties fo:font-weight="bold" officeooo:rsid="0041c72f" style:language-asian="tr" style:country-asian="TR" style:font-weight-asian="bold" style:font-name-complex="Times New Roman1" style:font-weight-complex="bold"/>
    </style:style>
    <style:style style:name="T24" style:family="text">
      <style:text-properties fo:font-weight="bold" officeooo:rsid="00409a28" style:language-asian="tr" style:country-asian="TR" style:font-weight-asian="bold" style:font-name-complex="Times New Roman1" style:font-weight-complex="bold"/>
    </style:style>
    <style:style style:name="T25" style:family="text">
      <style:text-properties fo:font-weight="bold" officeooo:rsid="0043613d" style:language-asian="tr" style:country-asian="TR" style:font-weight-asian="bold" style:font-name-complex="Times New Roman1" style:font-weight-complex="bold"/>
    </style:style>
    <style:style style:name="T26" style:family="text">
      <style:text-properties fo:font-weight="bold" officeooo:rsid="007c8eb0" style:language-asian="tr" style:country-asian="TR" style:font-weight-asian="bold" style:font-name-complex="Times New Roman1" style:font-weight-complex="bold"/>
    </style:style>
    <style:style style:name="T27" style:family="text">
      <style:text-properties fo:font-weight="bold" officeooo:rsid="007e3d08" style:language-asian="tr" style:country-asian="TR" style:font-weight-asian="bold" style:font-name-complex="Times New Roman1" style:font-weight-complex="bold"/>
    </style:style>
    <style:style style:name="T28" style:family="text">
      <style:text-properties fo:font-weight="bold" officeooo:rsid="00875977" style:language-asian="tr" style:country-asian="TR" style:font-weight-asian="bold" style:font-name-complex="Times New Roman1" style:font-weight-complex="bold"/>
    </style:style>
    <style:style style:name="T29" style:family="text">
      <style:text-properties fo:font-weight="bold" officeooo:rsid="00336c0b" style:language-asian="tr" style:country-asian="TR" style:font-weight-asian="bold" style:font-name-complex="Times New Roman1" style:font-weight-complex="bold"/>
    </style:style>
    <style:style style:name="T30" style:family="text">
      <style:text-properties fo:font-weight="bold" officeooo:rsid="00428957" style:language-asian="tr" style:country-asian="TR" style:font-weight-asian="bold" style:font-name-complex="Times New Roman1" style:font-weight-complex="bold"/>
    </style:style>
    <style:style style:name="T31" style:family="text">
      <style:text-properties fo:font-weight="bold" officeooo:rsid="00f14736" style:language-asian="tr" style:country-asian="TR" style:font-weight-asian="bold" style:font-name-complex="Times New Roman" style:font-weight-complex="bold"/>
    </style:style>
    <style:style style:name="T32" style:family="text">
      <style:text-properties fo:font-weight="bold" officeooo:rsid="00f4e7c5" style:language-asian="tr" style:country-asian="TR" style:font-weight-asian="bold" style:font-name-complex="Times New Roman" style:font-weight-complex="bold"/>
    </style:style>
    <style:style style:name="T33" style:family="text">
      <style:text-properties fo:font-weight="bold" style:font-weight-asian="bold" style:font-weight-complex="bold"/>
    </style:style>
    <style:style style:name="T34" style:family="text">
      <style:text-properties fo:font-weight="bold" officeooo:rsid="00e333e6" style:font-weight-asian="bold" style:font-weight-complex="bold"/>
    </style:style>
    <style:style style:name="T35" style:family="text">
      <style:text-properties fo:font-weight="bold" officeooo:rsid="005192be" style:font-weight-asian="bold" style:font-weight-complex="bold"/>
    </style:style>
    <style:style style:name="T36" style:family="text">
      <style:text-properties fo:font-weight="bold" officeooo:rsid="00ecf545" style:font-weight-asian="bold" style:font-weight-complex="bold"/>
    </style:style>
    <style:style style:name="T37" style:family="text">
      <style:text-properties fo:font-weight="bold" officeooo:rsid="00ee1b8e" style:font-weight-asian="bold" style:font-weight-complex="bold"/>
    </style:style>
    <style:style style:name="T38" style:family="text">
      <style:text-properties fo:font-weight="bold" officeooo:rsid="00f4e7c5" style:font-weight-asian="bold" style:font-weight-complex="bold"/>
    </style:style>
    <style:style style:name="T39" style:family="text">
      <style:text-properties fo:font-weight="bold" officeooo:rsid="00ef68e4" style:font-weight-asian="bold" style:font-weight-complex="bold"/>
    </style:style>
    <style:style style:name="T40" style:family="text">
      <style:text-properties fo:font-weight="bold" officeooo:rsid="00ed0b73" style:font-weight-asian="bold" style:font-weight-complex="bold"/>
    </style:style>
    <style:style style:name="T41" style:family="text">
      <style:text-properties fo:font-weight="bold" officeooo:rsid="002a4e45" style:font-weight-asian="bold" style:font-weight-complex="bold"/>
    </style:style>
    <style:style style:name="T42" style:family="text">
      <style:text-properties fo:font-weight="bold" officeooo:rsid="00f519a8" style:font-weight-asian="bold" style:font-weight-complex="bold"/>
    </style:style>
    <style:style style:name="T43" style:family="text">
      <style:text-properties fo:font-weight="bold" officeooo:rsid="00eb071a" style:font-weight-asian="bold" style:font-weight-complex="bold"/>
    </style:style>
    <style:style style:name="T44" style:family="text">
      <style:text-properties fo:font-weight="bold" officeooo:rsid="00455e00" style:font-weight-asian="bold" style:font-weight-complex="bold"/>
    </style:style>
    <style:style style:name="T45" style:family="text">
      <style:text-properties fo:font-weight="bold" officeooo:rsid="00275b19" style:font-weight-asian="bold" style:font-weight-complex="bold"/>
    </style:style>
    <style:style style:name="T46" style:family="text">
      <style:text-properties fo:font-weight="bold" officeooo:rsid="00d136f4" style:font-weight-asian="bold" style:font-weight-complex="bold"/>
    </style:style>
    <style:style style:name="T47" style:family="text">
      <style:text-properties fo:font-weight="bold" officeooo:rsid="00f04c9d" style:font-weight-asian="bold" style:font-weight-complex="bold"/>
    </style:style>
    <style:style style:name="T48" style:family="text">
      <style:text-properties fo:font-weight="bold" officeooo:rsid="00f6ec4b" style:font-weight-asian="bold" style:font-weight-complex="bold"/>
    </style:style>
    <style:style style:name="T49" style:family="text">
      <style:text-properties fo:font-weight="bold" officeooo:rsid="002bcdb2" style:font-weight-asian="bold" style:font-weight-complex="bold"/>
    </style:style>
    <style:style style:name="T50" style:family="text">
      <style:text-properties fo:font-weight="bold" officeooo:rsid="00f7da78" style:font-weight-asian="bold" style:font-weight-complex="bold"/>
    </style:style>
    <style:style style:name="T51" style:family="text">
      <style:text-properties fo:font-weight="bold" officeooo:rsid="00c34356" style:font-weight-asian="bold" style:font-weight-complex="bold"/>
    </style:style>
    <style:style style:name="T52" style:family="text">
      <style:text-properties fo:font-weight="bold" officeooo:rsid="00677889" style:font-weight-asian="bold" style:font-weight-complex="bold"/>
    </style:style>
    <style:style style:name="T53" style:family="text">
      <style:text-properties fo:font-weight="bold" officeooo:rsid="009100a2" style:font-weight-asian="bold" style:font-weight-complex="bold"/>
    </style:style>
    <style:style style:name="T54" style:family="text">
      <style:text-properties fo:font-weight="bold" officeooo:rsid="00e41702" style:font-weight-asian="bold" style:font-weight-complex="bold"/>
    </style:style>
    <style:style style:name="T55" style:family="text">
      <style:text-properties fo:font-weight="bold" officeooo:rsid="00b8b0f5" style:font-weight-asian="bold" style:font-weight-complex="bold"/>
    </style:style>
    <style:style style:name="T56" style:family="text">
      <style:text-properties fo:font-weight="bold" officeooo:rsid="0027df0c" style:font-weight-asian="bold" style:font-weight-complex="bold"/>
    </style:style>
    <style:style style:name="T57" style:family="text">
      <style:text-properties fo:font-weight="bold" officeooo:rsid="0040a538" style:font-weight-asian="bold" style:font-weight-complex="bold"/>
    </style:style>
    <style:style style:name="T58" style:family="text">
      <style:text-properties fo:font-weight="bold" officeooo:rsid="004123ba" style:font-weight-asian="bold" style:font-weight-complex="bold"/>
    </style:style>
    <style:style style:name="T59" style:family="text">
      <style:text-properties fo:font-weight="bold" officeooo:rsid="00409a28" style:font-weight-asian="bold" style:font-weight-complex="bold"/>
    </style:style>
    <style:style style:name="T60" style:family="text">
      <style:text-properties fo:font-weight="bold" officeooo:rsid="00b9f0a8" style:font-weight-asian="bold" style:font-weight-complex="bold"/>
    </style:style>
    <style:style style:name="T61" style:family="text">
      <style:text-properties fo:font-size="12pt" fo:font-weight="bold" officeooo:rsid="0092e4ba" style:font-size-asian="12pt" style:language-asian="tr" style:country-asian="TR" style:font-weight-asian="bold" style:font-name-complex="Times New Roman1" style:font-size-complex="12pt" style:font-weight-complex="bold"/>
    </style:style>
    <style:style style:name="T62" style:family="text">
      <style:text-properties fo:font-size="12pt" fo:font-weight="bold" officeooo:rsid="009665e6" style:font-size-asian="12pt" style:language-asian="tr" style:country-asian="TR" style:font-weight-asian="bold" style:font-name-complex="Times New Roman1" style:font-size-complex="12pt" style:font-weight-complex="bold"/>
    </style:style>
    <style:style style:name="T63" style:family="text">
      <style:text-properties fo:font-size="12pt" fo:font-weight="bold" officeooo:rsid="00ecd927" style:font-size-asian="12pt" style:language-asian="tr" style:country-asian="TR" style:font-weight-asian="bold" style:font-name-complex="Times New Roman1" style:font-size-complex="12pt" style:font-weight-complex="bold"/>
    </style:style>
    <style:style style:name="T64" style:family="text">
      <style:text-properties fo:font-size="12pt" fo:font-weight="bold" officeooo:rsid="008f180f" style:font-size-asian="12pt" style:language-asian="tr" style:country-asian="TR" style:font-weight-asian="bold" style:font-name-complex="Times New Roman1" style:font-size-complex="12pt" style:font-weight-complex="bold"/>
    </style:style>
    <style:style style:name="T65" style:family="text">
      <style:text-properties fo:font-size="12pt" fo:font-weight="bold" officeooo:rsid="009100a2" style:font-size-asian="12pt" style:language-asian="tr" style:country-asian="TR" style:font-weight-asian="bold" style:font-name-complex="Times New Roman1" style:font-size-complex="12pt" style:font-weight-complex="bold"/>
    </style:style>
    <style:style style:name="T66" style:family="text">
      <style:text-properties fo:font-size="12pt" fo:font-weight="bold" officeooo:rsid="00409a28" style:font-size-asian="12pt" style:language-asian="tr" style:country-asian="TR" style:font-weight-asian="bold" style:font-name-complex="Times New Roman1" style:font-size-complex="12pt" style:font-weight-complex="bold"/>
    </style:style>
    <style:style style:name="T67"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68"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69"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70" style:family="text">
      <style:text-properties fo:font-size="12pt" fo:font-style="italic"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71" style:family="text">
      <style:text-properties fo:font-size="12pt" fo:font-style="italic" fo:font-weight="bold" officeooo:rsid="00348da0" style:font-size-asian="12pt" style:language-asian="tr" style:country-asian="TR" style:font-style-asian="italic" style:font-weight-asian="bold" style:font-name-complex="Times New Roman1" style:font-size-complex="12pt" style:font-style-complex="italic" style:font-weight-complex="bold"/>
    </style:style>
    <style:style style:name="T72" style:family="text">
      <style:text-properties fo:font-size="12pt" fo:font-style="italic" fo:font-weight="bold" officeooo:rsid="008676e7" style:font-size-asian="12pt" style:language-asian="tr" style:country-asian="TR" style:font-style-asian="italic" style:font-weight-asian="bold" style:font-name-complex="Times New Roman1" style:font-size-complex="12pt" style:font-style-complex="italic" style:font-weight-complex="bold"/>
    </style:style>
    <style:style style:name="T73" style:family="text">
      <style:text-properties fo:font-size="12pt" fo:font-style="italic" officeooo:rsid="00f1ae08" style:font-size-asian="12pt" style:language-asian="tr" style:country-asian="TR" style:font-style-asian="italic" style:font-name-complex="Times New Roman1" style:font-size-complex="12pt" style:font-style-complex="italic"/>
    </style:style>
    <style:style style:name="T74" style:family="text">
      <style:text-properties fo:font-size="12pt" fo:font-style="italic" officeooo:rsid="00348da0" style:font-size-asian="12pt" style:language-asian="tr" style:country-asian="TR" style:font-style-asian="italic" style:font-name-complex="Times New Roman1" style:font-size-complex="12pt" style:font-style-complex="italic"/>
    </style:style>
    <style:style style:name="T75" style:family="text">
      <style:text-properties fo:font-size="12pt" fo:font-style="italic" officeooo:rsid="008676e7" style:font-size-asian="12pt" style:language-asian="tr" style:country-asian="TR" style:font-style-asian="italic" style:font-name-complex="Times New Roman1" style:font-size-complex="12pt" style:font-style-complex="italic"/>
    </style:style>
    <style:style style:name="T76" style:family="text">
      <style:text-properties fo:font-size="12pt" fo:font-style="italic" fo:font-weight="normal" officeooo:rsid="00e41702" style:font-size-asian="12pt" style:language-asian="tr" style:country-asian="TR" style:font-style-asian="italic" style:font-weight-asian="normal" style:font-name-complex="Times New Roman1" style:font-size-complex="12pt" style:font-style-complex="italic" style:font-weight-complex="normal"/>
    </style:style>
    <style:style style:name="T77"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78"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79"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80"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81"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82"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83"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84"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85"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86"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87"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88"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89"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90"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91" style:family="text">
      <style:text-properties fo:font-size="12pt" fo:font-style="normal" style:text-underline-style="none" fo:font-weight="normal" officeooo:rsid="00336c0b" style:font-size-asian="12pt" style:language-asian="tr" style:country-asian="TR" style:font-style-asian="normal" style:font-weight-asian="normal" style:font-name-complex="Times New Roman1" style:font-size-complex="12pt" style:font-style-complex="normal" style:font-weight-complex="normal"/>
    </style:style>
    <style:style style:name="T92" style:family="text">
      <style:text-properties fo:font-size="12pt" fo:font-style="normal" style:text-underline-style="none" fo:font-weight="normal" officeooo:rsid="0042d9d5" style:font-size-asian="12pt" style:language-asian="tr" style:country-asian="TR" style:font-style-asian="normal" style:font-weight-asian="normal" style:font-name-complex="Times New Roman1" style:font-size-complex="12pt" style:font-style-complex="normal" style:font-weight-complex="normal"/>
    </style:style>
    <style:style style:name="T93"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94"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95" style:family="text">
      <style:text-properties fo:font-size="12pt" style:font-size-asian="12pt" style:language-asian="tr" style:country-asian="TR" style:font-name-complex="Times New Roman1" style:font-size-complex="12pt"/>
    </style:style>
    <style:style style:name="T96" style:family="text">
      <style:text-properties fo:font-size="12pt" officeooo:rsid="00c5822c" style:font-size-asian="12pt" style:language-asian="tr" style:country-asian="TR" style:font-name-complex="Times New Roman1" style:font-size-complex="12pt"/>
    </style:style>
    <style:style style:name="T97" style:family="text">
      <style:text-properties fo:font-size="12pt" officeooo:rsid="00c5d15f" style:font-size-asian="12pt" style:language-asian="tr" style:country-asian="TR" style:font-name-complex="Times New Roman1" style:font-size-complex="12pt"/>
    </style:style>
    <style:style style:name="T98" style:family="text">
      <style:text-properties fo:font-size="12pt" officeooo:rsid="0027df0c" style:font-size-asian="12pt" style:language-asian="tr" style:country-asian="TR" style:font-name-complex="Times New Roman1" style:font-size-complex="12pt"/>
    </style:style>
    <style:style style:name="T99" style:family="text">
      <style:text-properties fo:font-size="12pt" officeooo:rsid="0033af43" style:font-size-asian="12pt" style:language-asian="tr" style:country-asian="TR" style:font-name-complex="Times New Roman1" style:font-size-complex="12pt"/>
    </style:style>
    <style:style style:name="T100" style:family="text">
      <style:text-properties fo:font-size="12pt" officeooo:rsid="00f1ae08" style:font-size-asian="12pt" style:language-asian="tr" style:country-asian="TR" style:font-name-complex="Times New Roman1" style:font-size-complex="12pt"/>
    </style:style>
    <style:style style:name="T101" style:family="text">
      <style:text-properties fo:font-size="12pt" officeooo:rsid="00348da0" style:font-size-asian="12pt" style:language-asian="tr" style:country-asian="TR" style:font-name-complex="Times New Roman1" style:font-size-complex="12pt"/>
    </style:style>
    <style:style style:name="T102" style:family="text">
      <style:text-properties fo:font-size="12pt" officeooo:rsid="008676e7" style:font-size-asian="12pt" style:language-asian="tr" style:country-asian="TR" style:font-name-complex="Times New Roman1" style:font-size-complex="12pt"/>
    </style:style>
    <style:style style:name="T103"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104"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105"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106"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107"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108"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109"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110"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111"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112"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113"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114"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115"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116" style:family="text">
      <style:text-properties fo:font-size="12pt" fo:font-weight="normal" officeooo:rsid="004171c7" style:font-size-asian="12pt" style:language-asian="tr" style:country-asian="TR" style:font-weight-asian="normal" style:font-name-complex="Times New Roman1" style:font-size-complex="12pt" style:font-weight-complex="normal"/>
    </style:style>
    <style:style style:name="T117" style:family="text">
      <style:text-properties fo:font-size="12pt" fo:font-weight="normal" officeooo:rsid="008f180f" style:font-size-asian="12pt" style:language-asian="tr" style:country-asian="TR" style:font-weight-asian="normal" style:font-name-complex="Times New Roman1" style:font-size-complex="12pt" style:font-weight-complex="normal"/>
    </style:style>
    <style:style style:name="T118" style:family="text">
      <style:text-properties fo:font-weight="normal" style:language-asian="tr" style:country-asian="TR" style:font-weight-asian="normal" style:font-name-complex="Times New Roman1" style:font-weight-complex="normal"/>
    </style:style>
    <style:style style:name="T119" style:family="text">
      <style:text-properties fo:font-weight="normal" officeooo:rsid="008f180f" style:language-asian="tr" style:country-asian="TR" style:font-weight-asian="normal" style:font-name-complex="Times New Roman1" style:font-weight-complex="normal"/>
    </style:style>
    <style:style style:name="T120" style:family="text">
      <style:text-properties fo:font-weight="normal" officeooo:rsid="0014c035" style:language-asian="tr" style:country-asian="TR" style:font-weight-asian="normal" style:font-name-complex="Times New Roman1" style:font-weight-complex="normal"/>
    </style:style>
    <style:style style:name="T121" style:family="text">
      <style:text-properties fo:font-weight="normal" officeooo:rsid="007ab96d" style:language-asian="tr" style:country-asian="TR" style:font-weight-asian="normal" style:font-name-complex="Times New Roman1" style:font-weight-complex="normal"/>
    </style:style>
    <style:style style:name="T122" style:family="text">
      <style:text-properties fo:font-weight="normal" officeooo:rsid="007e3d08" style:language-asian="tr" style:country-asian="TR" style:font-weight-asian="normal" style:font-name-complex="Times New Roman1" style:font-weight-complex="normal"/>
    </style:style>
    <style:style style:name="T123" style:family="text">
      <style:text-properties fo:font-weight="normal" officeooo:rsid="00875977" style:language-asian="tr" style:country-asian="TR" style:font-weight-asian="normal" style:font-name-complex="Times New Roman1" style:font-weight-complex="normal"/>
    </style:style>
    <style:style style:name="T124" style:family="text">
      <style:text-properties fo:font-weight="normal" officeooo:rsid="003aa60a" style:language-asian="tr" style:country-asian="TR" style:font-weight-asian="normal" style:font-name-complex="Times New Roman1" style:font-weight-complex="normal"/>
    </style:style>
    <style:style style:name="T125" style:family="text">
      <style:text-properties fo:font-weight="normal" officeooo:rsid="002bcdb2" style:language-asian="tr" style:country-asian="TR" style:font-weight-asian="normal" style:font-name-complex="Times New Roman1" style:font-weight-complex="normal"/>
    </style:style>
    <style:style style:name="T126" style:family="text">
      <style:text-properties fo:font-weight="normal" officeooo:rsid="00f14736" style:language-asian="tr" style:country-asian="TR" style:font-weight-asian="normal" style:font-name-complex="Times New Roman1" style:font-weight-complex="normal"/>
    </style:style>
    <style:style style:name="T127" style:family="text">
      <style:text-properties fo:font-weight="normal" officeooo:rsid="00deb2d1" style:language-asian="tr" style:country-asian="TR" style:font-weight-asian="normal" style:font-name-complex="Times New Roman1" style:font-weight-complex="normal"/>
    </style:style>
    <style:style style:name="T128" style:family="text">
      <style:text-properties fo:font-weight="normal" officeooo:rsid="003d6035" style:language-asian="tr" style:country-asian="TR" style:font-weight-asian="normal" style:font-name-complex="Times New Roman1" style:font-weight-complex="normal"/>
    </style:style>
    <style:style style:name="T129" style:family="text">
      <style:text-properties fo:font-weight="normal" officeooo:rsid="00f6ec4b" style:language-asian="tr" style:country-asian="TR" style:font-weight-asian="normal" style:font-name-complex="Times New Roman1" style:font-weight-complex="normal"/>
    </style:style>
    <style:style style:name="T130" style:family="text">
      <style:text-properties fo:font-weight="normal" officeooo:rsid="00455e00" style:language-asian="tr" style:country-asian="TR" style:font-weight-asian="normal" style:font-name-complex="Times New Roman1" style:font-weight-complex="normal"/>
    </style:style>
    <style:style style:name="T131" style:family="text">
      <style:text-properties fo:font-weight="normal" officeooo:rsid="00df6fdc" style:language-asian="tr" style:country-asian="TR" style:font-weight-asian="normal" style:font-name-complex="Times New Roman1" style:font-weight-complex="normal"/>
    </style:style>
    <style:style style:name="T132" style:family="text">
      <style:text-properties fo:font-weight="normal" officeooo:rsid="00d136f4" style:language-asian="tr" style:country-asian="TR" style:font-weight-asian="normal" style:font-name-complex="Times New Roman1" style:font-weight-complex="normal"/>
    </style:style>
    <style:style style:name="T133" style:family="text">
      <style:text-properties fo:font-weight="normal" officeooo:rsid="0013e64a" style:language-asian="tr" style:country-asian="TR" style:font-weight-asian="normal" style:font-name-complex="Times New Roman1" style:font-weight-complex="normal"/>
    </style:style>
    <style:style style:name="T134" style:family="text">
      <style:text-properties fo:font-weight="normal" officeooo:rsid="00d43574" style:language-asian="tr" style:country-asian="TR" style:font-weight-asian="normal" style:font-name-complex="Times New Roman1" style:font-weight-complex="normal"/>
    </style:style>
    <style:style style:name="T135" style:family="text">
      <style:text-properties fo:font-weight="normal" officeooo:rsid="00e8add8" style:language-asian="tr" style:country-asian="TR" style:font-weight-asian="normal" style:font-name-complex="Times New Roman1" style:font-weight-complex="normal"/>
    </style:style>
    <style:style style:name="T136" style:family="text">
      <style:text-properties fo:font-weight="normal" officeooo:rsid="0023bd1c" style:language-asian="tr" style:country-asian="TR" style:font-weight-asian="normal" style:font-name-complex="Times New Roman1" style:font-weight-complex="normal"/>
    </style:style>
    <style:style style:name="T137" style:family="text">
      <style:text-properties fo:font-weight="normal" officeooo:rsid="00243e1e" style:language-asian="tr" style:country-asian="TR" style:font-weight-asian="normal" style:font-name-complex="Times New Roman1" style:font-weight-complex="normal"/>
    </style:style>
    <style:style style:name="T138" style:family="text">
      <style:text-properties fo:font-weight="normal" officeooo:rsid="003c9814" style:language-asian="tr" style:country-asian="TR" style:font-weight-asian="normal" style:font-name-complex="Times New Roman1" style:font-weight-complex="normal"/>
    </style:style>
    <style:style style:name="T139" style:family="text">
      <style:text-properties fo:font-weight="normal" officeooo:rsid="004958df" style:language-asian="tr" style:country-asian="TR" style:font-weight-asian="normal" style:font-name-complex="Times New Roman1" style:font-weight-complex="normal"/>
    </style:style>
    <style:style style:name="T140" style:family="text">
      <style:text-properties fo:font-weight="normal" officeooo:rsid="0022f6e7" style:language-asian="tr" style:country-asian="TR" style:font-weight-asian="normal" style:font-name-complex="Times New Roman1" style:font-weight-complex="normal"/>
    </style:style>
    <style:style style:name="T141" style:family="text">
      <style:text-properties fo:font-weight="normal" officeooo:rsid="003b129e" style:language-asian="tr" style:country-asian="TR" style:font-weight-asian="normal" style:font-name-complex="Times New Roman1" style:font-weight-complex="normal"/>
    </style:style>
    <style:style style:name="T142" style:family="text">
      <style:text-properties fo:font-weight="normal" officeooo:rsid="00f519a8" style:language-asian="tr" style:country-asian="TR" style:font-weight-asian="normal" style:font-name-complex="Times New Roman1" style:font-weight-complex="normal"/>
    </style:style>
    <style:style style:name="T143" style:family="text">
      <style:text-properties fo:font-weight="normal" officeooo:rsid="003aea8c" style:language-asian="tr" style:country-asian="TR" style:font-weight-asian="normal" style:font-name-complex="Times New Roman1" style:font-weight-complex="normal"/>
    </style:style>
    <style:style style:name="T144" style:family="text">
      <style:text-properties fo:font-weight="normal" officeooo:rsid="004171c7" style:language-asian="tr" style:country-asian="TR" style:font-weight-asian="normal" style:font-name-complex="Times New Roman1" style:font-weight-complex="normal"/>
    </style:style>
    <style:style style:name="T145" style:family="text">
      <style:text-properties fo:font-weight="normal" officeooo:rsid="00e41702" style:language-asian="tr" style:country-asian="TR" style:font-weight-asian="normal" style:font-name-complex="Times New Roman1" style:font-weight-complex="normal"/>
    </style:style>
    <style:style style:name="T146" style:family="text">
      <style:text-properties fo:font-weight="normal" officeooo:rsid="00d9884f" style:language-asian="tr" style:country-asian="TR" style:font-weight-asian="normal" style:font-name-complex="Times New Roman1" style:font-weight-complex="normal"/>
    </style:style>
    <style:style style:name="T147" style:family="text">
      <style:text-properties fo:font-weight="normal" officeooo:rsid="0026c71b" style:language-asian="tr" style:country-asian="TR" style:font-weight-asian="normal" style:font-name-complex="Times New Roman1" style:font-weight-complex="normal"/>
    </style:style>
    <style:style style:name="T148" style:family="text">
      <style:text-properties fo:font-weight="normal" officeooo:rsid="00f2ef4c" style:language-asian="tr" style:country-asian="TR" style:font-weight-asian="normal" style:font-name-complex="Times New Roman1" style:font-weight-complex="normal"/>
    </style:style>
    <style:style style:name="T149" style:family="text">
      <style:text-properties fo:font-weight="normal" officeooo:rsid="00337b8a" style:language-asian="tr" style:country-asian="TR" style:font-weight-asian="normal" style:font-name-complex="Times New Roman1" style:font-weight-complex="normal"/>
    </style:style>
    <style:style style:name="T150" style:family="text">
      <style:text-properties fo:font-weight="normal" officeooo:rsid="00da5b80" style:language-asian="tr" style:country-asian="TR" style:font-weight-asian="normal" style:font-name-complex="Times New Roman1" style:font-weight-complex="normal"/>
    </style:style>
    <style:style style:name="T151" style:family="text">
      <style:text-properties fo:font-weight="normal" officeooo:rsid="00e04eac" style:language-asian="tr" style:country-asian="TR" style:font-weight-asian="normal" style:font-name-complex="Times New Roman1" style:font-weight-complex="normal"/>
    </style:style>
    <style:style style:name="T152" style:family="text">
      <style:text-properties fo:font-weight="normal" officeooo:rsid="00428957" style:language-asian="tr" style:country-asian="TR" style:font-weight-asian="normal" style:font-name-complex="Times New Roman1" style:font-weight-complex="normal"/>
    </style:style>
    <style:style style:name="T153" style:family="text">
      <style:text-properties fo:font-weight="normal" officeooo:rsid="0075a0c7" style:language-asian="tr" style:country-asian="TR" style:font-weight-asian="normal" style:font-name-complex="Times New Roman" style:font-weight-complex="normal"/>
    </style:style>
    <style:style style:name="T154" style:family="text">
      <style:text-properties fo:font-weight="normal" officeooo:rsid="00443595" style:language-asian="tr" style:country-asian="TR" style:font-weight-asian="normal" style:font-name-complex="Times New Roman" style:font-weight-complex="normal"/>
    </style:style>
    <style:style style:name="T155" style:family="text">
      <style:text-properties fo:font-weight="normal" officeooo:rsid="00a1fb85" style:language-asian="tr" style:country-asian="TR" style:font-weight-asian="normal" style:font-name-complex="Times New Roman" style:font-weight-complex="normal"/>
    </style:style>
    <style:style style:name="T156" style:family="text">
      <style:text-properties fo:font-weight="normal" officeooo:rsid="0097ef5f" style:language-asian="tr" style:country-asian="TR" style:font-weight-asian="normal" style:font-name-complex="Times New Roman" style:font-weight-complex="normal"/>
    </style:style>
    <style:style style:name="T157" style:family="text">
      <style:text-properties fo:font-weight="normal" style:language-asian="tr" style:country-asian="TR" style:font-weight-asian="normal" style:font-weight-complex="normal"/>
    </style:style>
    <style:style style:name="T158" style:family="text">
      <style:text-properties fo:font-weight="normal" officeooo:rsid="006fa4e9" style:language-asian="tr" style:country-asian="TR" style:font-weight-asian="normal" style:font-weight-complex="normal"/>
    </style:style>
    <style:style style:name="T159" style:family="text">
      <style:text-properties fo:font-weight="normal" officeooo:rsid="003c3a02" style:language-asian="tr" style:country-asian="TR" style:font-weight-asian="normal" style:font-weight-complex="normal"/>
    </style:style>
    <style:style style:name="T160" style:family="text">
      <style:text-properties fo:font-weight="normal" officeooo:rsid="00374a74" style:language-asian="tr" style:country-asian="TR" style:font-weight-asian="normal" style:font-weight-complex="normal"/>
    </style:style>
    <style:style style:name="T161" style:family="text">
      <style:text-properties fo:font-weight="normal" officeooo:rsid="0014a809" style:language-asian="tr" style:country-asian="TR" style:font-weight-asian="normal" style:font-weight-complex="normal"/>
    </style:style>
    <style:style style:name="T162" style:family="text">
      <style:text-properties fo:font-weight="normal" officeooo:rsid="00cc4e8e" style:language-asian="tr" style:country-asian="TR" style:font-weight-asian="normal" style:font-weight-complex="normal"/>
    </style:style>
    <style:style style:name="T163" style:family="text">
      <style:text-properties fo:font-weight="normal" officeooo:rsid="00d136f4" style:language-asian="tr" style:country-asian="TR" style:font-weight-asian="normal" style:font-name-complex="Tahoma" style:font-weight-complex="normal"/>
    </style:style>
    <style:style style:name="T164" style:family="text">
      <style:text-properties fo:font-weight="normal" officeooo:rsid="00d43574" style:language-asian="tr" style:country-asian="TR" style:font-weight-asian="normal" style:font-name-complex="Tahoma" style:font-weight-complex="normal"/>
    </style:style>
    <style:style style:name="T165" style:family="text">
      <style:text-properties fo:font-weight="normal" style:font-weight-asian="normal" style:font-weight-complex="normal"/>
    </style:style>
    <style:style style:name="T166" style:family="text">
      <style:text-properties fo:font-weight="normal" officeooo:rsid="00f14736" style:font-weight-asian="normal" style:font-weight-complex="normal"/>
    </style:style>
    <style:style style:name="T167" style:family="text">
      <style:text-properties fo:font-weight="normal" officeooo:rsid="00f4e7c5" style:font-weight-asian="normal" style:font-weight-complex="normal"/>
    </style:style>
    <style:style style:name="T168" style:family="text">
      <style:text-properties fo:font-weight="normal" officeooo:rsid="00ef68e4" style:font-weight-asian="normal" style:font-weight-complex="normal"/>
    </style:style>
    <style:style style:name="T169" style:family="text">
      <style:text-properties fo:font-weight="normal" officeooo:rsid="004d17d8" style:font-weight-asian="normal" style:font-weight-complex="normal"/>
    </style:style>
    <style:style style:name="T170" style:family="text">
      <style:text-properties fo:font-weight="normal" officeooo:rsid="00ed26ec" style:font-weight-asian="normal" style:font-weight-complex="normal"/>
    </style:style>
    <style:style style:name="T171" style:family="text">
      <style:text-properties fo:font-weight="normal" officeooo:rsid="00191904" style:font-weight-asian="normal" style:font-weight-complex="normal"/>
    </style:style>
    <style:style style:name="T172" style:family="text">
      <style:text-properties fo:font-weight="normal" officeooo:rsid="00c34356" style:font-weight-asian="normal" style:font-weight-complex="normal"/>
    </style:style>
    <style:style style:name="T173" style:family="text">
      <style:text-properties fo:font-weight="normal" officeooo:rsid="00243e1e" style:font-weight-asian="normal" style:font-weight-complex="normal"/>
    </style:style>
    <style:style style:name="T174" style:family="text">
      <style:text-properties fo:font-weight="normal" officeooo:rsid="0027df0c" style:font-weight-asian="normal" style:font-weight-complex="normal"/>
    </style:style>
    <style:style style:name="T175" style:family="text">
      <style:text-properties fo:font-weight="normal" officeooo:rsid="002dd2c8" style:font-weight-asian="normal" style:font-weight-complex="normal"/>
    </style:style>
    <style:style style:name="T176" style:family="text">
      <style:text-properties fo:font-weight="normal" officeooo:rsid="0033af43" style:font-weight-asian="normal" style:font-weight-complex="normal"/>
    </style:style>
    <style:style style:name="T177" style:family="text">
      <style:text-properties fo:font-weight="normal" officeooo:rsid="00e41702" style:font-weight-asian="normal" style:font-weight-complex="normal"/>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6bae34"/>
    </style:style>
    <style:style style:name="T180" style:family="text">
      <style:text-properties style:font-name="Ubuntu Condensed"/>
    </style:style>
    <style:style style:name="T181" style:family="text">
      <style:text-properties style:font-name="Ubuntu Condensed" fo:font-weight="bold" style:font-weight-asian="bold" style:font-weight-complex="bold"/>
    </style:style>
    <style:style style:name="T182" style:family="text">
      <style:text-properties style:font-name="Ubuntu Condensed" fo:font-weight="bold" officeooo:rsid="00f4e7c5" style:font-weight-asian="bold" style:font-weight-complex="bold"/>
    </style:style>
    <style:style style:name="T183" style:family="text">
      <style:text-properties style:font-name="Ubuntu Condensed" fo:font-weight="bold" officeooo:rsid="00ef68e4" style:font-weight-asian="bold" style:font-weight-complex="bold"/>
    </style:style>
    <style:style style:name="T184" style:family="text">
      <style:text-properties style:font-name="Ubuntu Condensed" fo:font-weight="bold" officeooo:rsid="00a1fb85" style:font-weight-asian="bold" style:font-weight-complex="bold"/>
    </style:style>
    <style:style style:name="T185" style:family="text">
      <style:text-properties style:font-name="Ubuntu Condensed" fo:font-weight="bold" officeooo:rsid="00eb071a" style:font-weight-asian="bold" style:font-weight-complex="bold"/>
    </style:style>
    <style:style style:name="T186" style:family="text">
      <style:text-properties style:font-name="Ubuntu Condensed" fo:font-weight="bold" officeooo:rsid="00f4e7c5" style:language-asian="tr" style:country-asian="TR" style:font-weight-asian="bold" style:font-name-complex="Times New Roman1" style:font-weight-complex="bold"/>
    </style:style>
    <style:style style:name="T187" style:family="text">
      <style:text-properties style:font-name="Ubuntu Condensed" fo:font-weight="normal" style:font-weight-asian="normal" style:font-weight-complex="normal"/>
    </style:style>
    <style:style style:name="T188" style:family="text">
      <style:text-properties style:font-name="Ubuntu Condensed" fo:font-weight="normal" officeooo:rsid="00ed0b73" style:font-weight-asian="normal" style:font-weight-complex="normal"/>
    </style:style>
    <style:style style:name="T189" style:family="text">
      <style:text-properties style:font-name="Ubuntu Condensed" fo:font-weight="normal" officeooo:rsid="00172ad1" style:font-weight-asian="normal" style:font-weight-complex="normal"/>
    </style:style>
    <style:style style:name="T190" style:family="text">
      <style:text-properties style:font-name="Ubuntu Condensed" fo:font-weight="normal" officeooo:rsid="00f519a8" style:font-weight-asian="normal" style:font-weight-complex="normal"/>
    </style:style>
    <style:style style:name="T191" style:family="text">
      <style:text-properties style:font-name="Ubuntu Condensed" fo:font-weight="normal" officeooo:rsid="00ed26ec" style:font-weight-asian="normal" style:font-weight-complex="normal"/>
    </style:style>
    <style:style style:name="T192" style:family="text">
      <style:text-properties style:font-name="Ubuntu Condensed" fo:font-weight="normal" style:language-asian="tr" style:country-asian="TR" style:font-weight-asian="normal" style:font-name-complex="Times New Roman1" style:font-weight-complex="normal"/>
    </style:style>
    <style:style style:name="T193" style:family="text">
      <style:text-properties style:font-name="Ubuntu Condensed" fo:font-weight="normal" officeooo:rsid="00310090" style:language-asian="tr" style:country-asian="TR" style:font-weight-asian="normal" style:font-name-complex="Times New Roman1" style:font-weight-complex="normal"/>
    </style:style>
    <style:style style:name="T194" style:family="text">
      <style:text-properties style:font-name="Ubuntu Condensed" fo:font-weight="normal" officeooo:rsid="0043c25c" style:language-asian="tr" style:country-asian="TR" style:font-weight-asian="normal" style:font-name-complex="Times New Roman1" style:font-weight-complex="normal"/>
    </style:style>
    <style:style style:name="T195" style:family="text">
      <style:text-properties style:font-name="Ubuntu Condensed" fo:font-weight="normal" officeooo:rsid="00f190da" style:language-asian="tr" style:country-asian="TR" style:font-weight-asian="normal" style:font-name-complex="Times New Roman1" style:font-weight-complex="normal"/>
    </style:style>
    <style:style style:name="T196" style:family="text">
      <style:text-properties style:font-name="Ubuntu Condensed" fo:font-weight="normal" officeooo:rsid="00f4e7c5" style:language-asian="tr" style:country-asian="TR" style:font-weight-asian="normal" style:font-name-complex="Times New Roman1" style:font-weight-complex="normal"/>
    </style:style>
    <style:style style:name="T197" style:family="text">
      <style:text-properties style:font-name="Ubuntu Condensed" fo:font-weight="normal" officeooo:rsid="00ef68e4" style:language-asian="tr" style:country-asian="TR" style:font-weight-asian="normal" style:font-name-complex="Times New Roman1" style:font-weight-complex="normal"/>
    </style:style>
    <style:style style:name="T198" style:family="text">
      <style:text-properties style:font-name="Ubuntu Condensed" officeooo:rsid="00f4e7c5"/>
    </style:style>
    <style:style style:name="T199" style:family="text">
      <style:text-properties style:font-name="Ubuntu Condensed" officeooo:rsid="00ed0b73"/>
    </style:style>
    <style:style style:name="T200" style:family="text">
      <style:text-properties style:font-name="Ubuntu Condensed" fo:font-style="normal" fo:font-weight="bold" officeooo:rsid="00f4e7c5" style:font-style-asian="normal" style:font-weight-asian="bold" style:font-style-complex="normal" style:font-weight-complex="bold"/>
    </style:style>
    <style:style style:name="T201" style:family="text">
      <style:text-properties style:font-name="Ubuntu Condensed" fo:font-style="normal" fo:font-weight="bold" officeooo:rsid="002572b2" style:font-style-asian="normal" style:font-weight-asian="bold" style:font-name-complex="Times New Roman" style:font-weight-complex="bold"/>
    </style:style>
    <style:style style:name="T202" style:family="text">
      <style:text-properties style:font-name="Ubuntu Condensed" fo:font-style="normal" fo:font-weight="bold" officeooo:rsid="002572b2" style:font-style-asian="normal" style:font-weight-asian="bold" style:font-name-complex="Times New Roman" style:font-weight-complex="normal"/>
    </style:style>
    <style:style style:name="T203" style:family="text">
      <style:text-properties style:font-name="Ubuntu Condensed" officeooo:rsid="00f519a8"/>
    </style:style>
    <style:style style:name="T204" style:family="text">
      <style:text-properties style:font-name="Ubuntu Condensed" officeooo:rsid="00ef68e4"/>
    </style:style>
    <style:style style:name="T205" style:family="text">
      <style:text-properties style:font-name="Ubuntu Condensed" officeooo:rsid="00ed26ec"/>
    </style:style>
    <style:style style:name="T206" style:family="text">
      <style:text-properties style:font-name="Ubuntu Condensed" officeooo:rsid="00b87544"/>
    </style:style>
    <style:style style:name="T207" style:family="text">
      <style:text-properties style:font-name="Ubuntu Condensed" officeooo:rsid="00ee1b8e"/>
    </style:style>
    <style:style style:name="T208" style:family="text">
      <style:text-properties style:font-name="Ubuntu Condensed" officeooo:rsid="00f6ec4b"/>
    </style:style>
    <style:style style:name="T209" style:family="text">
      <style:text-properties style:font-name="Ubuntu Condensed" officeooo:rsid="00f2ef4c"/>
    </style:style>
    <style:style style:name="T210" style:family="text">
      <style:text-properties style:font-name="Ubuntu Condensed" officeooo:rsid="001b7644"/>
    </style:style>
    <style:style style:name="T211" style:family="text">
      <style:text-properties style:font-name="Ubuntu Condensed" officeooo:rsid="0097ef5f"/>
    </style:style>
    <style:style style:name="T212" style:family="text">
      <style:text-properties style:font-name="Ubuntu Condensed" officeooo:rsid="00347560"/>
    </style:style>
    <style:style style:name="T213" style:family="text">
      <style:text-properties style:font-name="Ubuntu Condensed" officeooo:rsid="00f75d4d"/>
    </style:style>
    <style:style style:name="T214" style:family="text">
      <style:text-properties style:font-name="Ubuntu Condensed" officeooo:rsid="001e49f7"/>
    </style:style>
    <style:style style:name="T215" style:family="text">
      <style:text-properties style:font-name="Ubuntu Condensed" officeooo:rsid="0026c71b"/>
    </style:style>
    <style:style style:name="T216" style:family="text">
      <style:text-properties style:font-name="Ubuntu Condensed" officeooo:rsid="00336c0b"/>
    </style:style>
    <style:style style:name="T217" style:family="text">
      <style:text-properties style:font-name="Ubuntu Condensed" officeooo:rsid="003aea8c"/>
    </style:style>
    <style:style style:name="T218" style:family="text">
      <style:text-properties fo:font-style="italic" style:font-style-asian="italic" style:font-style-complex="italic"/>
    </style:style>
    <style:style style:name="T219" style:family="text">
      <style:text-properties fo:font-style="italic" officeooo:rsid="00b9f0a8" style:font-style-asian="italic" style:font-style-complex="italic"/>
    </style:style>
    <style:style style:name="T22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2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22"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223" style:family="text">
      <style:text-properties fo:font-style="italic" style:text-underline-style="solid" style:text-underline-width="auto" style:text-underline-color="font-color" fo:font-weight="bold" style:font-style-asian="italic" style:font-weight-asian="bold"/>
    </style:style>
    <style:style style:name="T2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5"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26" style:family="text">
      <style:text-properties fo:font-style="italic" style:text-underline-style="none" fo:font-weight="bold" style:language-asian="tr" style:country-asian="TR" style:font-style-asian="italic" style:font-weight-asian="bold" style:font-name-complex="Times New Roman1"/>
    </style:style>
    <style:style style:name="T227"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28"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229"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30"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31"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32"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33" style:family="text">
      <style:text-properties fo:font-style="italic" style:language-asian="tr" style:country-asian="TR" style:font-style-asian="italic" style:font-name-complex="Times New Roman1" style:font-style-complex="italic"/>
    </style:style>
    <style:style style:name="T234" style:family="text">
      <style:text-properties fo:font-style="italic" officeooo:rsid="003b129e" style:language-asian="tr" style:country-asian="TR" style:font-style-asian="italic" style:font-name-complex="Times New Roman1" style:font-style-complex="italic"/>
    </style:style>
    <style:style style:name="T235" style:family="text">
      <style:text-properties fo:font-style="italic" officeooo:rsid="0047d350" style:language-asian="tr" style:country-asian="TR" style:font-style-asian="italic" style:font-name-complex="Times New Roman1" style:font-style-complex="italic"/>
    </style:style>
    <style:style style:name="T236" style:family="text">
      <style:text-properties fo:font-style="italic" officeooo:rsid="00e8f33b" style:language-asian="tr" style:country-asian="TR" style:font-style-asian="italic" style:font-name-complex="Times New Roman1" style:font-style-complex="italic"/>
    </style:style>
    <style:style style:name="T237"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238"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39"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40"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241" style:family="text">
      <style:text-properties fo:font-style="italic" fo:font-weight="normal" officeooo:rsid="00e41702" style:language-asian="tr" style:country-asian="TR" style:font-style-asian="italic" style:font-weight-asian="normal" style:font-name-complex="Times New Roman1" style:font-style-complex="italic" style:font-weight-complex="normal"/>
    </style:style>
    <style:style style:name="T242" style:family="text">
      <style:text-properties fo:font-style="italic" fo:font-weight="normal" style:language-asian="tr" style:country-asian="TR" style:font-style-asian="italic" style:font-weight-asian="normal" style:font-name-complex="Times New Roman1" style:font-weight-complex="normal"/>
    </style:style>
    <style:style style:name="T243"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44" style:family="text">
      <style:text-properties fo:font-style="italic" fo:font-weight="normal" officeooo:rsid="00e41702" style:font-style-asian="italic" style:font-weight-asian="normal" style:font-style-complex="italic" style:font-weight-complex="normal"/>
    </style:style>
    <style:style style:name="T245" style:family="text">
      <style:text-properties fo:font-style="italic" fo:font-weight="bold" style:language-asian="tr" style:country-asian="TR" style:font-style-asian="italic" style:font-weight-asian="bold" style:font-name-complex="Times New Roman1"/>
    </style:style>
    <style:style style:name="T246"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247" style:family="text">
      <style:text-properties fo:font-style="italic" fo:font-weight="bold" officeooo:rsid="00b9f0a8" style:font-style-asian="italic" style:font-weight-asian="bold" style:font-style-complex="italic" style:font-weight-complex="bold"/>
    </style:style>
    <style:style style:name="T248" style:family="text">
      <style:text-properties officeooo:rsid="00e8add8"/>
    </style:style>
    <style:style style:name="T249" style:family="text">
      <style:text-properties style:language-asian="tr" style:country-asian="TR" style:font-name-complex="Times New Roman1"/>
    </style:style>
    <style:style style:name="T250" style:family="text">
      <style:text-properties officeooo:rsid="003b129e" style:language-asian="tr" style:country-asian="TR" style:font-name-complex="Times New Roman1"/>
    </style:style>
    <style:style style:name="T251" style:family="text">
      <style:text-properties officeooo:rsid="0097ef5f" style:language-asian="tr" style:country-asian="TR" style:font-name-complex="Times New Roman1"/>
    </style:style>
    <style:style style:name="T252" style:family="text">
      <style:text-properties officeooo:rsid="0047d350" style:language-asian="tr" style:country-asian="TR" style:font-name-complex="Times New Roman1"/>
    </style:style>
    <style:style style:name="T253" style:family="text">
      <style:text-properties officeooo:rsid="004a1f33" style:language-asian="tr" style:country-asian="TR" style:font-name-complex="Times New Roman1"/>
    </style:style>
    <style:style style:name="T254" style:family="text">
      <style:text-properties officeooo:rsid="005e4a91" style:language-asian="tr" style:country-asian="TR" style:font-name-complex="Times New Roman1"/>
    </style:style>
    <style:style style:name="T255" style:family="text">
      <style:text-properties officeooo:rsid="00821128" style:language-asian="tr" style:country-asian="TR" style:font-name-complex="Times New Roman1"/>
    </style:style>
    <style:style style:name="T256" style:family="text">
      <style:text-properties officeooo:rsid="00348da0" style:language-asian="tr" style:country-asian="TR" style:font-name-complex="Times New Roman1"/>
    </style:style>
    <style:style style:name="T257" style:family="text">
      <style:text-properties officeooo:rsid="00f1ae08" style:language-asian="tr" style:country-asian="TR" style:font-name-complex="Times New Roman1"/>
    </style:style>
    <style:style style:name="T258" style:family="text">
      <style:text-properties officeooo:rsid="008676e7" style:language-asian="tr" style:country-asian="TR" style:font-name-complex="Times New Roman1"/>
    </style:style>
    <style:style style:name="T259" style:family="text">
      <style:text-properties officeooo:rsid="003c9814" style:language-asian="tr" style:country-asian="TR" style:font-name-complex="Times New Roman1"/>
    </style:style>
    <style:style style:name="T260" style:family="text">
      <style:text-properties officeooo:rsid="00467d30" style:language-asian="tr" style:country-asian="TR" style:font-name-complex="Times New Roman1"/>
    </style:style>
    <style:style style:name="T261" style:family="text">
      <style:text-properties officeooo:rsid="004958df" style:language-asian="tr" style:country-asian="TR" style:font-name-complex="Times New Roman1"/>
    </style:style>
    <style:style style:name="T262" style:family="text">
      <style:text-properties officeooo:rsid="0022f6e7" style:language-asian="tr" style:country-asian="TR" style:font-name-complex="Times New Roman1"/>
    </style:style>
    <style:style style:name="T263" style:family="text">
      <style:text-properties officeooo:rsid="0013e64a" style:language-asian="tr" style:country-asian="TR" style:font-name-complex="Times New Roman1"/>
    </style:style>
    <style:style style:name="T264" style:family="text">
      <style:text-properties officeooo:rsid="003d13be" style:language-asian="tr" style:country-asian="TR" style:font-name-complex="Times New Roman1"/>
    </style:style>
    <style:style style:name="T265" style:family="text">
      <style:text-properties officeooo:rsid="003c3a02" style:language-asian="tr" style:country-asian="TR" style:font-name-complex="Times New Roman1"/>
    </style:style>
    <style:style style:name="T266" style:family="text">
      <style:text-properties officeooo:rsid="006bae34" style:language-asian="tr" style:country-asian="TR" style:font-name-complex="Times New Roman1"/>
    </style:style>
    <style:style style:name="T267" style:family="text">
      <style:text-properties officeooo:rsid="00d136f4" style:language-asian="tr" style:country-asian="TR" style:font-name-complex="Times New Roman1"/>
    </style:style>
    <style:style style:name="T268" style:family="text">
      <style:text-properties officeooo:rsid="009100a2" style:language-asian="tr" style:country-asian="TR" style:font-name-complex="Times New Roman1"/>
    </style:style>
    <style:style style:name="T269" style:family="text">
      <style:text-properties officeooo:rsid="00409a28" style:language-asian="tr" style:country-asian="TR" style:font-name-complex="Times New Roman1"/>
    </style:style>
    <style:style style:name="T270" style:family="text">
      <style:text-properties style:language-asian="tr" style:country-asian="TR" style:font-name-complex="Tahoma"/>
    </style:style>
    <style:style style:name="T271" style:family="text">
      <style:text-properties officeooo:rsid="004958df" style:language-asian="tr" style:country-asian="TR" style:font-name-complex="Tahoma"/>
    </style:style>
    <style:style style:name="T272" style:family="text">
      <style:text-properties officeooo:rsid="003b129e" style:language-asian="tr" style:country-asian="TR" style:font-name-complex="Tahoma"/>
    </style:style>
    <style:style style:name="T273" style:family="text">
      <style:text-properties officeooo:rsid="006bae34" style:language-asian="tr" style:country-asian="TR" style:font-name-complex="Tahoma"/>
    </style:style>
    <style:style style:name="T274" style:family="text">
      <style:text-properties officeooo:rsid="00374a74" style:language-asian="tr" style:country-asian="TR"/>
    </style:style>
    <style:style style:name="T275" style:family="text">
      <style:text-properties officeooo:rsid="0014a809" style:language-asian="tr" style:country-asian="TR"/>
    </style:style>
    <style:style style:name="T276"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277"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278"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279"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280" style:family="text">
      <style:text-properties fo:font-style="normal" fo:font-weight="normal" officeooo:rsid="008af4ba" style:language-asian="tr" style:country-asian="TR" style:font-style-asian="normal" style:font-weight-asian="normal" style:font-name-complex="Times New Roman1" style:font-style-complex="normal" style:font-weight-complex="normal"/>
    </style:style>
    <style:style style:name="T281" style:family="text">
      <style:text-properties fo:font-style="normal" fo:font-weight="normal" officeooo:rsid="001ce9c0" style:language-asian="tr" style:country-asian="TR" style:font-style-asian="normal" style:font-weight-asian="normal" style:font-name-complex="Times New Roman1" style:font-style-complex="normal" style:font-weight-complex="normal"/>
    </style:style>
    <style:style style:name="T282" style:family="text">
      <style:text-properties fo:font-style="normal" fo:font-weight="normal" style:font-style-asian="normal" style:font-weight-asian="normal" style:font-name-complex="Times New Roman" style:font-weight-complex="normal"/>
    </style:style>
    <style:style style:name="T283" style:family="text">
      <style:text-properties fo:font-style="normal" fo:font-weight="normal" officeooo:rsid="0023f1ec" style:font-style-asian="normal" style:font-weight-asian="normal" style:font-name-complex="Times New Roman" style:font-weight-complex="normal"/>
    </style:style>
    <style:style style:name="T284" style:family="text">
      <style:text-properties fo:font-style="normal" fo:font-weight="normal" officeooo:rsid="002572b2" style:font-style-asian="normal" style:font-weight-asian="normal" style:font-name-complex="Times New Roman" style:font-weight-complex="normal"/>
    </style:style>
    <style:style style:name="T285" style:family="text">
      <style:text-properties fo:font-style="normal" fo:font-weight="normal" officeooo:rsid="00455e00" style:font-style-asian="normal" style:font-weight-asian="normal" style:font-name-complex="Times New Roman" style:font-weight-complex="normal"/>
    </style:style>
    <style:style style:name="T286"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287"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288"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289" style:family="text">
      <style:text-properties fo:font-style="normal" fo:font-weight="bold" officeooo:rsid="003ef565" style:language-asian="tr" style:country-asian="TR" style:font-style-asian="normal" style:font-weight-asian="bold" style:font-name-complex="Times New Roman" style:font-weight-complex="bold"/>
    </style:style>
    <style:style style:name="T290" style:family="text">
      <style:text-properties fo:font-style="normal" fo:font-weight="bold" officeooo:rsid="0040a538" style:language-asian="tr" style:country-asian="TR" style:font-style-asian="normal" style:font-weight-asian="bold" style:font-name-complex="Times New Roman" style:font-weight-complex="bold"/>
    </style:style>
    <style:style style:name="T291" style:family="text">
      <style:text-properties fo:font-style="normal" fo:font-weight="bold" officeooo:rsid="001ce9c0" style:language-asian="tr" style:country-asian="TR" style:font-style-asian="normal" style:font-weight-asian="bold" style:font-name-complex="Times New Roman1" style:font-style-complex="normal" style:font-weight-complex="bold"/>
    </style:style>
    <style:style style:name="T292" style:family="text">
      <style:text-properties fo:font-style="normal" fo:font-weight="bold" officeooo:rsid="0040a538" style:language-asian="tr" style:country-asian="TR" style:font-style-asian="normal" style:font-weight-asian="bold" style:font-name-complex="Times New Roman1" style:font-style-complex="normal" style:font-weight-complex="bold"/>
    </style:style>
    <style:style style:name="T293" style:family="text">
      <style:text-properties fo:font-style="normal" fo:font-weight="bold" officeooo:rsid="0041c72f" style:language-asian="tr" style:country-asian="TR" style:font-style-asian="normal" style:font-weight-asian="bold" style:font-name-complex="Times New Roman1" style:font-style-complex="normal" style:font-weight-complex="bold"/>
    </style:style>
    <style:style style:name="T294" style:family="text">
      <style:text-properties fo:font-style="normal" fo:font-weight="bold" officeooo:rsid="00248930" style:language-asian="tr" style:country-asian="TR" style:font-style-asian="normal" style:font-weight-asian="bold" style:font-name-complex="Times New Roman1" style:font-style-complex="normal" style:font-weight-complex="bold"/>
    </style:style>
    <style:style style:name="T295" style:family="text">
      <style:text-properties fo:font-style="normal" fo:font-weight="bold" style:font-style-asian="normal" style:font-weight-asian="bold" style:font-name-complex="Times New Roman" style:font-weight-complex="normal"/>
    </style:style>
    <style:style style:name="T296" style:family="text">
      <style:text-properties fo:font-style="normal" fo:font-weight="bold" officeooo:rsid="002a4e45" style:font-style-asian="normal" style:font-weight-asian="bold" style:font-name-complex="Times New Roman" style:font-weight-complex="normal"/>
    </style:style>
    <style:style style:name="T297" style:family="text">
      <style:text-properties fo:font-style="normal" fo:font-weight="bold" officeooo:rsid="00275b19" style:font-style-asian="normal" style:font-weight-asian="bold" style:font-name-complex="Times New Roman" style:font-weight-complex="normal"/>
    </style:style>
    <style:style style:name="T298"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299"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300" style:family="text">
      <style:text-properties fo:font-style="normal" style:text-underline-style="none" fo:font-weight="normal" officeooo:rsid="0040a538" style:language-asian="tr" style:country-asian="TR" style:font-style-asian="normal" style:font-weight-asian="normal" style:font-name-complex="Times New Roman1" style:font-style-complex="italic" style:font-weight-complex="normal"/>
    </style:style>
    <style:style style:name="T301" style:family="text">
      <style:text-properties fo:font-style="normal" style:text-underline-style="none" fo:font-weight="normal" officeooo:rsid="00409a28" style:language-asian="tr" style:country-asian="TR" style:font-style-asian="normal" style:font-weight-asian="normal" style:font-name-complex="Times New Roman1" style:font-style-complex="italic" style:font-weight-complex="normal"/>
    </style:style>
    <style:style style:name="T302" style:family="text">
      <style:text-properties officeooo:rsid="005192be"/>
    </style:style>
    <style:style style:name="T303" style:family="text">
      <style:text-properties officeooo:rsid="00ecf545"/>
    </style:style>
    <style:style style:name="T304" style:family="text">
      <style:text-properties officeooo:rsid="00f519a8"/>
    </style:style>
    <style:style style:name="T305" style:family="text">
      <style:text-properties fo:language="tr" fo:country="TR" style:font-name-complex="Times New Roman"/>
    </style:style>
    <style:style style:name="T306" style:family="text">
      <style:text-properties fo:language="tr" fo:country="TR" officeooo:rsid="004c1294" style:font-name-complex="Times New Roman"/>
    </style:style>
    <style:style style:name="T307" style:family="text">
      <style:text-properties fo:language="tr" fo:country="TR" officeooo:rsid="0043c25c" style:font-name-complex="Times New Roman"/>
    </style:style>
    <style:style style:name="T308" style:family="text">
      <style:text-properties fo:language="tr" fo:country="TR" officeooo:rsid="00172ad1" style:font-name-complex="Times New Roman"/>
    </style:style>
    <style:style style:name="T309" style:family="text">
      <style:text-properties fo:language="tr" fo:country="TR" officeooo:rsid="00b0e99e" style:font-name-complex="Times New Roman"/>
    </style:style>
    <style:style style:name="T310" style:family="text">
      <style:text-properties fo:language="tr" fo:country="TR" officeooo:rsid="00f519a8" style:font-name-complex="Times New Roman"/>
    </style:style>
    <style:style style:name="T311" style:family="text">
      <style:text-properties officeooo:rsid="00ef68e4"/>
    </style:style>
    <style:style style:name="T312" style:family="text">
      <style:text-properties officeooo:rsid="00ed0b73"/>
    </style:style>
    <style:style style:name="T313" style:family="text">
      <style:text-properties officeooo:rsid="00ed26ec"/>
    </style:style>
    <style:style style:name="T314"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315"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316" style:family="text">
      <style:text-properties officeooo:rsid="00172ad1"/>
    </style:style>
    <style:style style:name="T317" style:family="text">
      <style:text-properties officeooo:rsid="004d17d8"/>
    </style:style>
    <style:style style:name="T318" style:family="text">
      <style:text-properties officeooo:rsid="0023f1ec"/>
    </style:style>
    <style:style style:name="T319" style:family="text">
      <style:text-properties officeooo:rsid="001cc920"/>
    </style:style>
    <style:style style:name="T320" style:family="text">
      <style:text-properties officeooo:rsid="00e8f33b"/>
    </style:style>
    <style:style style:name="T321" style:family="text">
      <style:text-properties officeooo:rsid="001e1f00"/>
    </style:style>
    <style:style style:name="T322" style:family="text">
      <style:text-properties officeooo:rsid="002bcdb2"/>
    </style:style>
    <style:style style:name="T323" style:family="text">
      <style:text-properties officeooo:rsid="001c4bd1"/>
    </style:style>
    <style:style style:name="T324" style:family="text">
      <style:text-properties officeooo:rsid="008f180f"/>
    </style:style>
    <style:style style:name="T325" style:family="text">
      <style:text-properties officeooo:rsid="00a7f9fb"/>
    </style:style>
    <style:style style:name="T326" style:family="text">
      <style:text-properties officeooo:rsid="00f6ec4b"/>
    </style:style>
    <style:style style:name="T327" style:family="text">
      <style:text-properties officeooo:rsid="003d13be"/>
    </style:style>
    <style:style style:name="T328" style:family="text">
      <style:text-properties officeooo:rsid="00f04c9d"/>
    </style:style>
    <style:style style:name="T329" style:family="text">
      <style:text-properties officeooo:rsid="00ee1b8e"/>
    </style:style>
    <style:style style:name="T330" style:family="text">
      <style:text-properties officeooo:rsid="00f75d4d"/>
    </style:style>
    <style:style style:name="T331" style:family="text">
      <style:text-properties officeooo:rsid="00cc4e8e"/>
    </style:style>
    <style:style style:name="T332" style:family="text">
      <style:text-properties officeooo:rsid="006bae34"/>
    </style:style>
    <style:style style:name="T333" style:family="text">
      <style:text-properties officeooo:rsid="00d55402"/>
    </style:style>
    <style:style style:name="T334" style:family="text">
      <style:text-properties officeooo:rsid="00cddedd"/>
    </style:style>
    <style:style style:name="T335" style:family="text">
      <style:text-properties officeooo:rsid="00f7da78"/>
    </style:style>
    <style:style style:name="T336" style:family="text">
      <style:text-properties officeooo:rsid="00e41702"/>
    </style:style>
    <style:style style:name="T337" style:family="text">
      <style:text-properties officeooo:rsid="001e49f7"/>
    </style:style>
    <style:style style:name="T338" style:family="text">
      <style:text-properties officeooo:rsid="00243e1e"/>
    </style:style>
    <style:style style:name="T339" style:family="text">
      <style:text-properties officeooo:rsid="0026c71b"/>
    </style:style>
    <style:style style:name="T340" style:family="text">
      <style:text-properties officeooo:rsid="0027df0c"/>
    </style:style>
    <style:style style:name="T341" style:family="text">
      <style:text-properties officeooo:rsid="0029bc9f"/>
    </style:style>
    <style:style style:name="T342" style:family="text">
      <style:text-properties officeooo:rsid="002af4ca"/>
    </style:style>
    <style:style style:name="T343" style:family="text">
      <style:text-properties officeooo:rsid="002bd0a3"/>
    </style:style>
    <style:style style:name="T344" style:family="text">
      <style:text-properties officeooo:rsid="002d5473"/>
    </style:style>
    <style:style style:name="T345" style:family="text">
      <style:text-properties officeooo:rsid="002dd2c8"/>
    </style:style>
    <style:style style:name="T346" style:family="text">
      <style:text-properties officeooo:rsid="0033af43"/>
    </style:style>
    <style:style style:name="T347" style:family="text">
      <style:text-properties officeooo:rsid="0040a538"/>
    </style:style>
    <style:style style:name="T348" style:family="text">
      <style:text-properties officeooo:rsid="004171c7"/>
    </style:style>
    <style:style style:name="T349" style:family="text">
      <style:text-properties officeooo:rsid="0041c72f"/>
    </style:style>
    <style:style style:name="T350" style:family="text">
      <style:text-properties officeooo:rsid="00b9f0a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BELİRLİ SÜRELİ KİRA SÖZLEŞMESİ</text:p>
      <text:p text:style-name="P61">2<text:span text:style-name="T349">5</text:span> <text:span text:style-name="T349">Nisan</text:span> 202<text:span text:style-name="T349">3</text:span>, Tokat</text:p>
      <text:p text:style-name="P49"><text:span text:style-name="T221">Sözleşmenin </text:span><text:span text:style-name="T222">Düzenleme</text:span><text:span text:style-name="T221"><text:tab/><text:tab/><text:tab/><text:tab/><text:tab/><text:tab/><text:tab/><text:tab/><text:tab/><text:tab/></text:span><text:span text:style-name="T227"> <text:tab/></text:span></text:p>
      <text:p text:style-name="P49"><text:span text:style-name="T228">T</text:span><text:span text:style-name="T234">arihi<text:tab/><text:tab/></text:span><text:span text:style-name="T250">: </text:span><text:span text:style-name="T5"><text:s/></text:span><text:span text:style-name="T6"><text:tab/><text:tab/><text:tab/><text:tab/></text:span></text:p>
      <text:p text:style-name="P49"><text:span text:style-name="T237">No<text:tab/><text:tab/></text:span><text:span text:style-name="T276">: <text:s/></text:span><text:span text:style-name="T6">Tzg-1</text:span><text:span text:style-name="T23">0</text:span><text:span text:style-name="T6">-</text:span><text:span text:style-name="T24">20</text:span><text:span text:style-name="T6">23042</text:span><text:span text:style-name="T24">5</text:span><text:span text:style-name="T6">-</text:span><text:span text:style-name="T24">08</text:span><text:span text:style-name="T25">3</text:span></text:p>
      <text:p text:style-name="P63"/>
      <text:p text:style-name="P49"><text:span text:style-name="T220">Kiraya Veren<text:tab/><text:tab/><text:tab/><text:tab/><text:tab/><text:tab/><text:tab/><text:tab/><text:tab/><text:tab/><text:tab/><text:tab/></text:span><text:span text:style-name="T226"> </text:span></text:p>
      <text:p text:style-name="P49"><text:span text:style-name="T229">A</text:span><text:span text:style-name="T230">dı </text:span><text:span text:style-name="T233">Soyadı</text:span><text:span text:style-name="T249"><text:tab/>: </text:span><text:span text:style-name="T251"><text:tab/></text:span></text:p>
      <text:p text:style-name="P49"><text:span text:style-name="T239">TC Kimlik No<text:tab/></text:span><text:span text:style-name="T118">: </text:span></text:p>
      <text:p text:style-name="P49"/>
      <text:p text:style-name="P65">Kiracı<text:tab/><text:tab/><text:tab/><text:tab/><text:tab/><text:tab/><text:tab/><text:tab/><text:tab/><text:tab/><text:tab/><text:tab/><text:tab/></text:p>
      <text:p text:style-name="P49"><text:span text:style-name="T233">Adı Soyadı</text:span><text:span text:style-name="T249"><text:tab/>: </text:span><text:span text:style-name="T24">Salih KAYMAK</text:span><text:span text:style-name="T2"><text:tab/></text:span></text:p>
      <text:p text:style-name="P49"><text:span text:style-name="T241">TC Kimlik No</text:span><text:span text:style-name="T145"><text:tab/>:</text:span><text:span text:style-name="T119"> </text:span><text:span text:style-name="T24">293 5383 7156</text:span></text:p>
      <text:p text:style-name="P49"><text:span text:style-name="T235">Tebligat </text:span><text:span text:style-name="T233">Adres</text:span><text:span text:style-name="T236">i<text:tab/></text:span><text:span text:style-name="T249">:</text:span><text:span text:style-name="T1"> </text:span><text:span text:style-name="T24">Kabe-i Mescit Mah. Bekirpaşa Sokak No:17/A TOKAT</text:span></text:p>
      <text:p text:style-name="P37"><text:span text:style-name="T219">Telefon No</text:span><text:span text:style-name="T350"><text:tab/>: </text:span><text:span text:style-name="T58">0533 230 1171</text:span></text:p>
      <text:p text:style-name="P49"/>
      <text:p text:style-name="P49"><text:span text:style-name="T224">Kiralana</text:span><text:span text:style-name="T225">nın<text:tab/><text:tab/><text:tab/><text:tab/><text:tab/><text:tab/><text:tab/><text:tab/><text:tab/><text:tab/><text:tab/><text:tab/></text:span></text:p>
      <text:p text:style-name="P49"><text:span text:style-name="T246">Cinsi<text:tab/></text:span><text:span text:style-name="T249"><text:tab/></text:span><text:span text:style-name="T118">:</text:span><text:span text:style-name="T1"> </text:span><text:span text:style-name="T2">Çatısız Arsa</text:span><text:span text:style-name="T118"><text:tab/><text:tab/></text:span></text:p>
      <text:p text:style-name="P49"><text:span text:style-name="T240">Kullanım Amacı<text:tab/></text:span><text:span text:style-name="T118">:</text:span><text:span text:style-name="T120"> </text:span><text:span text:style-name="T24">Otopark</text:span></text:p>
      <text:p text:style-name="P49"><text:span text:style-name="T218">Adresi<text:tab/></text:span><text:tab/>: <text:span text:style-name="T59">Bekirpaşa Sokak</text:span><text:span text:style-name="T34"> No:</text:span><text:span text:style-name="T59">5</text:span><text:span text:style-name="T34"> </text:span><text:span text:style-name="T35"><text:s/>Tokat</text:span><text:span text:style-name="T302"> </text:span></text:p>
      <text:p text:style-name="P49"><text:span text:style-name="T242">Tapu</text:span><text:span text:style-name="T243"> Bi</text:span><text:span text:style-name="T242">lgileri</text:span><text:span text:style-name="T245"><text:tab/></text:span><text:span text:style-name="T249">: <text:tab/></text:span><text:span text:style-name="T269">Pafta : </text:span><text:span text:style-name="T24">2</text:span><text:span text:style-name="T249"><text:tab/></text:span><text:span text:style-name="T252">A</text:span><text:span text:style-name="T249">da<text:tab/>:</text:span><text:span text:style-name="T253"> </text:span><text:span text:style-name="T26">24</text:span><text:span text:style-name="T24">4</text:span><text:span text:style-name="T254"><text:tab/><text:tab/>Parsel<text:tab/>:</text:span><text:span text:style-name="T8"> </text:span><text:span text:style-name="T9">2</text:span><text:span text:style-name="T24">1</text:span><text:span text:style-name="T121"><text:tab/><text:tab/></text:span><text:span text:style-name="T152">m2 : </text:span><text:span text:style-name="T30">410</text:span></text:p>
      <text:p text:style-name="P49"><text:span text:style-name="T280">Abone Bi</text:span><text:span text:style-name="T281">lgileri<text:tab/>:</text:span><text:span text:style-name="T291"><text:tab/></text:span><text:span text:style-name="T281">Elektrik<text:tab/>: </text:span><text:span text:style-name="T293">279 620</text:span><text:span text:style-name="T294"><text:tab/><text:tab/></text:span><text:span text:style-name="T291"><text:tab/></text:span><text:span text:style-name="T281">Su <text:tab/>:</text:span><text:span text:style-name="T291"> </text:span><text:span text:style-name="T293">43 619</text:span></text:p>
      <text:p text:style-name="P68"/>
      <text:p text:style-name="P49"><text:span text:style-name="T223">Kiranın<text:tab/><text:tab/><text:tab/><text:tab/><text:tab/><text:tab/><text:tab/><text:tab/><text:tab/><text:tab/><text:tab/><text:tab/><text:tab/> </text:span><text:tab/></text:p>
      <text:p text:style-name="P49"><text:span text:style-name="T233">Başlangıç tarihi</text:span><text:span text:style-name="T249"><text:tab/>: </text:span><text:span text:style-name="T24">26</text:span><text:span text:style-name="T2"> </text:span><text:span text:style-name="T24">Nisan</text:span><text:span text:style-name="T10"> </text:span><text:span text:style-name="T11">202</text:span><text:span text:style-name="T24">3</text:span><text:span text:style-name="T12"><text:tab/></text:span><text:span text:style-name="T249"><text:tab/></text:span></text:p>
      <text:p text:style-name="P49"><text:span text:style-name="T233">Bitiş tarihi</text:span><text:span text:style-name="T249"><text:tab/>: </text:span><text:span text:style-name="T24">25</text:span><text:span text:style-name="T10"> </text:span><text:span text:style-name="T24">Nisan</text:span><text:span text:style-name="T10"> </text:span><text:span text:style-name="T11">202</text:span><text:span text:style-name="T24">4</text:span><text:span text:style-name="T255"><text:tab/><text:tab/><text:tab/></text:span></text:p>
      <text:p text:style-name="P49"><text:span text:style-name="T233">Süres</text:span><text:span text:style-name="T238">i </text:span><text:span text:style-name="T118"><text:tab/><text:tab/>: </text:span><text:span text:style-name="T27">1 Yıl </text:span><text:span text:style-name="T28">(Bir Yıl)</text:span><text:span text:style-name="T27"> <text:tab/><text:tab/></text:span></text:p>
      <text:p text:style-name="P49"><text:span text:style-name="T238">Bedeli</text:span><text:span text:style-name="T249"><text:tab/><text:tab/>:</text:span><text:span text:style-name="T1"> </text:span><text:span text:style-name="T24">34,284</text:span><text:span text:style-name="T9"> </text:span><text:span text:style-name="T13">TL (</text:span><text:span text:style-name="T24">Otuz Dört Bin İki Yüz Seksen Dört</text:span><text:span text:style-name="T10"> </text:span><text:span text:style-name="T13">) <text:s/>+ STOPAJ VERGİSİ</text:span></text:p>
      <text:p text:style-name="P59"><text:span text:style-name="T231">Ödeme</text:span><text:span text:style-name="T232"> Ş</text:span><text:span text:style-name="T231">ekli</text:span><text:span text:style-name="T298"><text:tab/>: </text:span><text:span text:style-name="T301">34,284</text:span><text:span text:style-name="T278"> TL sözleşme tarihinde p</text:span><text:span text:style-name="T279">eşin </text:span><text:span text:style-name="T277">olarak banka hesabına yatırılacaktır</text:span></text:p>
      <text:p text:style-name="P3"/>
      <text:p text:style-name="P49"><text:span text:style-name="T67">Kira </text:span><text:span text:style-name="T68">Sözleşme</text:span><text:span text:style-name="T67">si</text:span><text:span text:style-name="T68"> </text:span><text:span text:style-name="T67">Özel </text:span><text:span text:style-name="T69">Şartlar</text:span><text:span text:style-name="T68">ı</text:span></text:p>
      <text:list xml:id="list3220443804" text:style-name="WWNum3">
        <text:list-header>
          <text:p text:style-name="P43"><text:span text:style-name="T36">MADDE 1 – SÖZLEŞMENİN KONUSU, </text:span><text:span text:style-name="T37">SÜRESİ </text:span><text:span text:style-name="T36">:</text:span><text:span text:style-name="T303"> </text:span><text:span text:style-name="T304">İşbu sözleşmenin konusu, y</text:span><text:span text:style-name="T303">ukarıda adresi belirtilen taşınmazın</text:span> kiralanması, teslimi, kira miktar ve ödemeleri, kullanımı, tahliyesi ile tarafların karşılıklı olarak yükümlülüklerinin belirlenmesidir. <text:span text:style-name="T306">İşbu s</text:span><text:span text:style-name="T305">özleşme, belirli süre</text:span><text:span text:style-name="T307">lidir</text:span><text:span text:style-name="T308"> ve <text:s/>k</text:span><text:span text:style-name="T305">ararlaştırılan sürenin </text:span><text:span text:style-name="T309">sonunda</text:span><text:span text:style-name="T305"> herhangi bir bildirim olmaksızın, </text:span><text:span text:style-name="T306"><text:s/>sözleşmeden doğan haklar saklı kalmak şartıyla</text:span><text:span text:style-name="T305"> sona ere</text:span><text:span text:style-name="T308">r. </text:span><text:span text:style-name="T310">Süre sonunda taraflar anlaşmayı devam ettirmek isterlerse, kira bedeli güncellenerek sözleşme yenilenebilir. </text:span></text:p>
        </text:list-header>
      </text:list>
      <text:p text:style-name="P72"><text:span text:style-name="T181">MADDE 2 – </text:span><text:span text:style-name="T182">TAŞINMAZDA</text:span><text:span text:style-name="Strong_20_Emphasis"><text:span text:style-name="T180"> YAPILACAK İŞ </text:span></text:span><text:span text:style-name="Strong_20_Emphasis"><text:span text:style-name="T187">: </text:span></text:span><text:span text:style-name="T180">Kiracı, kiralamış olduğu taşınmazı iş yeri olarak yukarıda belirtilen amaçla kullanacaktır. Kiracı mevcut işinden başka herhangi bir işle iştigal etmek isterse, kiraya veren</text:span><text:span text:style-name="T198">i</text:span><text:span text:style-name="T180">n yazılı onayını alacaktır. kiraya verenın izin vermemesi halinde, kiracı hakkın kötüye kullanıldığı iddiasında bulunamaz, zarar ziyan talep edemez. Aksi sözleşmeye aykırılık teşkil ede</text:span><text:span text:style-name="T214">r ve </text:span><text:span text:style-name="T180">tek taraflı fesih sebebidir.</text:span></text:p>
      <text:p text:style-name="P72"><text:span text:style-name="Strong_20_Emphasis"><text:span text:style-name="T180">M</text:span></text:span><text:span text:style-name="Strong_20_Emphasis"><text:span text:style-name="T199">ADDE 3</text:span></text:span><text:span text:style-name="Strong_20_Emphasis"><text:span text:style-name="T180"> </text:span></text:span><text:span text:style-name="Strong_20_Emphasis"><text:span text:style-name="T181">–</text:span></text:span><text:span text:style-name="Strong_20_Emphasis"><text:span text:style-name="T180"> MECURUN DURUMU<text:tab/>:</text:span></text:span></text:p>
      <text:p text:style-name="P72"><text:span text:style-name="Strong_20_Emphasis"><text:span text:style-name="T200">3.1.</text:span></text:span><text:span text:style-name="T187">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72"><text:span text:style-name="T182">3.2. </text:span><text:span text:style-name="T187">Kiracı, kiralananı kendi malı gibi kullanmaya, evsaf ve meziyetlerini şöhret ve itibarını kaybetmesine meydan vermemeye ve </text:span><text:span text:style-name="T188">etrafında</text:span><text:span text:style-name="T187"> meskun diğer kiracı/maliklere karşı özenli davranmaya mecburdur.</text:span></text:p>
      <text:p text:style-name="P72"><text:span text:style-name="T183">3.</text:span><text:span text:style-name="T182">3</text:span><text:span text:style-name="T183">. </text:span><text:span text:style-name="T193">İşbu </text:span><text:span text:style-name="T194">sözleşme aynı zamanda teslim tutanağı hükmünde olup,</text:span><text:span text:style-name="T193"> kiracı kiralananı sağlam, ayıpsız ve eksiksiz olarak teslim aldığını kabul e</text:span><text:span text:style-name="T195">derek işbu sözleşmeyi imzalamıştır.</text:span><text:span text:style-name="T193"> </text:span><text:span text:style-name="T192">Taşınmazda bulunan tuvalet, la</text:span><text:bookmark text:name="_GoBack1"/><text:span text:style-name="T192">vabo vb. malzemeler kiracıya sağlam olarak teslim edilmiştir ve kira bitiminde kiracı bu malzemeleri sağlam ve eksiksiz olarak teslim etmekle yükümlüdür. Malzemelerde hasar oluşması durumunda kiracı ödemekle</text:span></text:p>
      <text:p text:style-name="P69">1/4</text:p>
      <text:p text:style-name="P72"><text:soft-page-break/><text:span text:style-name="T192">yükümlüdür. </text:span><text:span text:style-name="T194">Mecurun kullanılması sırasında oluşabilecek her türlü arıza, hasar vb. giderler kiracıya aittir. </text:span><text:span text:style-name="T189">Kiracının, mecurun teslimi sonrası, kendi ihtiyaçları doğrultusunda ortaya çıkabilecek ve eksik olarak tanımlayacağı şeylerin sorumluluğu kiracıya aittir.</text:span></text:p>
      <text:p text:style-name="P72"><text:span text:style-name="T181">MADD</text:span><text:span text:style-name="T184">E </text:span><text:span text:style-name="T182">4</text:span><text:span text:style-name="T185"> - </text:span><text:span text:style-name="T201">KİRA</text:span><text:span text:style-name="T202">LANANDA YENİLİK VE DEĞİŞİKLİK YAPILMASI</text:span><text:span text:style-name="T180"> : </text:span></text:p>
      <text:p text:style-name="P72"><text:span text:style-name="T186">4.1.</text:span><text:span text:style-name="T196"> </text:span><text:span text:style-name="T197">K</text:span><text:span text:style-name="T192">iraya veren, kiralananda, kira sözleşmesinin feshini gerektirmeyen ve kiracıdan katlanması </text:span><text:span text:style-name="T180">beklenebilecek </text:span><text:span text:style-name="T187">olan yenilik ve değişiklikler yapabilir. Bu yenilik ve değişikliklerin yapılması sırasında kiraya veren, kiracının menfaatlerini gözetmekle yükümlüdür. </text:span></text:p>
      <text:p text:style-name="P49"><text:span text:style-name="T38">4.2.</text:span><text:span text:style-name="T165"> Kiracı kiralananda her türlü tadilat, değişiklik ve dekorasyonu kiraya veren</text:span><text:span text:style-name="T166">i</text:span><text:span text:style-name="T165">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49"><text:span text:style-name="T38">4.3.</text:span><text:span text:style-name="T167"> </text:span><text:span text:style-name="T165">Kiracı, </text:span><text:span text:style-name="T168">taşınmaz</text:span><text:span text:style-name="T169">da bir değişiklik yapmak isterse bu ek bir sözleşme ile belirlenmelidir.</text:span><text:span text:style-name="T165"> Kiracı, kiraya verenin rızasıyla yaptığı yenilik ve değişiklikler sebebiyle kiralananda ortaya çıka</text:span><text:span text:style-name="T169">bilecek</text:span><text:span text:style-name="T165"> </text:span><text:span text:style-name="T118">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124">Aksi bir sözleşme ile kararlaştır</text:span><text:span text:style-name="T119">ı</text:span><text:span text:style-name="T124">lmamışsa, </text:span><text:span text:style-name="T125">Kiracı, kira bitiminde yaptığı bu tip imalatları sökemez, kıramaz. Kiracı bu tip imalatları sağlam olarak kiraya verene teslim etmekle yükümlüdür. </text:span></text:p>
      <text:p text:style-name="P49"><text:span text:style-name="Strong_20_Emphasis"><text:span text:style-name="T14">4.4.</text:span></text:span><text:span text:style-name="T125"> Kira sözleşmesinin sona erdirilmesi halinde kiralanan üzerinde yapılmış olan her türlü tadilat ve değişiklik, kiraya veren tarafından </text:span><text:span text:style-name="T136">tamamı veya bir kısmı</text:span><text:span text:style-name="T125"> talep edilmesi halinde, kiracı tarafından eski haline getirilecek ve kiralanan teslim </text:span><text:span text:style-name="T136">alındığı</text:span><text:span text:style-name="T125"> şekli ile kiraya veren</text:span><text:span text:style-name="T126">e</text:span><text:span text:style-name="T125"> teslim edilecektir. Kiracı bu yükümlülüğüne aykırı hareket etmesi halinde kiraya veren</text:span><text:span text:style-name="T126">i</text:span><text:span text:style-name="T125">n kiralananı eski haline getirmek için yaptığı masrafların beş katı tutarında cezai şart bedeli ödemeyi kabul eder.</text:span></text:p>
      <text:p text:style-name="P72"><text:span text:style-name="Strong_20_Emphasis"><text:span text:style-name="T180">M</text:span></text:span><text:span text:style-name="Strong_20_Emphasis"><text:span text:style-name="T198">ADDE 5</text:span></text:span><text:span text:style-name="Strong_20_Emphasis"><text:span text:style-name="T199"> </text:span></text:span><text:span text:style-name="Strong_20_Emphasis"><text:span text:style-name="T180">- KİRA </text:span></text:span><text:span text:style-name="Strong_20_Emphasis"><text:span text:style-name="T199">BEDELİ</text:span></text:span><text:span text:style-name="Strong_20_Emphasis"><text:span text:style-name="T180">, </text:span></text:span><text:span text:style-name="Strong_20_Emphasis"><text:span text:style-name="T198">VERGİLER,</text:span></text:span><text:span text:style-name="Strong_20_Emphasis"><text:span text:style-name="T180"> ÖDEME ŞEKLİ, <text:s/></text:span></text:span><text:span text:style-name="Strong_20_Emphasis"><text:span text:style-name="T199">YILLIK ARTIŞ ORANI</text:span></text:span></text:p>
      <text:p text:style-name="P72"><text:span text:style-name="Strong_20_Emphasis"><text:span text:style-name="T198">5</text:span></text:span><text:span text:style-name="Strong_20_Emphasis"><text:span text:style-name="T180">.1. </text:span></text:span><text:span text:style-name="Strong_20_Emphasis"><text:span text:style-name="T198">Kira Bedeli: </text:span></text:span><text:span text:style-name="Strong_20_Emphasis"><text:span text:style-name="T190">B</text:span></text:span><text:span text:style-name="T180">edel net</text:span><text:span text:style-name="T203">tir ve</text:span><text:span text:style-name="T180"> </text:span><text:span text:style-name="T199">sözleşme tarihinde peşin olarak kiraya verenin banka hesabına yatırılacaktır.</text:span></text:p>
      <text:p text:style-name="P49"><text:span text:style-name="Strong_20_Emphasis"><text:span text:style-name="T38">5</text:span></text:span><text:span text:style-name="Strong_20_Emphasis"><text:span text:style-name="T39">.</text:span></text:span><text:span text:style-name="Strong_20_Emphasis"><text:span text:style-name="T38">1.1</text:span></text:span><text:span text:style-name="Strong_20_Emphasis"><text:span text:style-name="T39">. </text:span></text:span><text:span text:style-name="Strong_20_Emphasis"><text:span text:style-name="T170">Kiracı, </text:span></text:span><text:span text:style-name="Strong_20_Emphasis"><text:span text:style-name="T171">kira süresi boyunca ve sonrasında, sözleşmede belirlenen kira bedelinde, mucbir sebepler dahil, herhangi bir sebeple </text:span></text:span><text:span text:style-name="Strong_20_Emphasis"><text:span text:style-name="T170">indirim yapılmasını isteye</text:span></text:span><text:span text:style-name="Strong_20_Emphasis"><text:span text:style-name="T171">mez</text:span></text:span><text:span text:style-name="Strong_20_Emphasis"><text:span text:style-name="T170">.</text:span></text:span></text:p>
      <text:p text:style-name="P49"><text:span text:style-name="Strong_20_Emphasis">5</text:span><text:span text:style-name="Strong_20_Emphasis"><text:span text:style-name="T31">.1.</text:span></text:span><text:span text:style-name="Strong_20_Emphasis"><text:span text:style-name="T32">2.</text:span></text:span><text:span text:style-name="Strong_20_Emphasis"><text:span text:style-name="T31"> </text:span></text:span><text:span text:style-name="Strong_20_Emphasis"><text:span text:style-name="T153">Normal veya mücbir bir sebeple, m</text:span></text:span><text:span text:style-name="Strong_20_Emphasis"><text:span text:style-name="T154">ecur</text:span></text:span><text:span text:style-name="Strong_20_Emphasis"><text:span text:style-name="T155"> kullanılmasa veya sınırlı olarak kullanılsa bile kiracı, kira bedelini ödemekle yükümlüdür. </text:span></text:span><text:span text:style-name="Strong_20_Emphasis"><text:span text:style-name="T156">İşbu sözleşme pandemi koşulları göz önünde bulundurularak düzenlenmiştir.</text:span></text:span></text:p>
      <text:p text:style-name="P49"><text:span text:style-name="T38">5</text:span><text:span text:style-name="T40">.</text:span><text:span text:style-name="T38">2</text:span><text:span text:style-name="T40">. </text:span><text:span text:style-name="T38">Vergiler:</text:span><text:span text:style-name="T40"> </text:span><text:span text:style-name="T312">İ</text:span>şbu sözleşme sebebiyle herhangi bir yasal mevzuat veya düzenlemeden <text:span text:style-name="T313">doğan/</text:span>doğabilecek stopaj, fon, damga vergisi ve diğer tüm vergi, harç ve resimler kiracı tarafından ödenir. <text:span text:style-name="T77">Kiracı kanuni süresinde vergi, harç vb. mükellefiyetlerini yerine getirmediği takdir</text:span><text:span text:style-name="T90">d</text:span><text:span text:style-name="T77">e kiraya veren adına tahakkuk edecek olan ceza, faiz ve gecikme zamlarından sorumlu olacağını kabul eder. <text:s/>Kiralanana </text:span><text:span text:style-name="T78">ait, kültür, arsa, bina vergileri kiraya veren </text:span><text:span text:style-name="T79">tarafından </text:span><text:span text:style-name="T80">ödenir.</text:span></text:p>
      <text:p text:style-name="P49"><text:span text:style-name="T93">5</text:span><text:span text:style-name="T94">.</text:span><text:span text:style-name="T93">3</text:span><text:span text:style-name="T94">. </text:span><text:span text:style-name="T93">Ödeme: </text:span><text:span text:style-name="T80">Kiracı, kira bedelini </text:span><text:span text:style-name="T81">( kira bedeli aylık ödemeli yapılacaksa her ayın </text:span><text:span text:style-name="T92">20</text:span><text:span text:style-name="T83">. günü </text:span><text:span text:style-name="T91">ile </text:span><text:span text:style-name="T92">2</text:span><text:span text:style-name="T91">5. günü arasında tatile denk gelmeyen ilk günde</text:span><text:span text:style-name="T81"> )</text:span><text:span text:style-name="T80"> ve yan giderleri,</text:span><text:span text:style-name="T81"> </text:span><text:span text:style-name="T82">peşin </text:span><text:span text:style-name="T80">ödemekle yükümlüdür. </text:span><text:span text:style-name="T84">Ki</text:span><text:span text:style-name="T81">ra ödemeleri kiraya verene ait banka hesabına yatırılacaktır. </text:span><text:span text:style-name="T80">İşbu sö</text:span><text:span text:style-name="T85">z</text:span><text:span text:style-name="T80">leşme</text:span><text:span text:style-name="T86">de belirlenen</text:span><text:span text:style-name="T80"> kira bedeli</text:span><text:span text:style-name="T86">nin ödeme vadesi </text:span><text:span text:style-name="T87">sözleşme düzenleme </text:span><text:span text:style-name="T86">tarihidir.</text:span><text:span text:style-name="T80"> Ödeme çek veya senet ile taahhüt edilmiş ise ödemenin zamanında <text:s/>ödenmemesi durumunda, </text:span><text:span text:style-name="T314">müteakip bonolarda muacceliyet kesbedece</text:span><text:span text:style-name="T315">k</text:span><text:span text:style-name="T314">,</text:span><text:span text:style-name="T80"> </text:span><text:span text:style-name="T87">çek veya senedin ödeme vadesi, sözleşme düzenleme tarihi olarak kabul edilecektir </text:span><text:span text:style-name="T88">ve</text:span><text:span text:style-name="T87"> </text:span><text:span text:style-name="T80"><text:s/></text:span><text:span text:style-name="T88">k</text:span><text:span text:style-name="T87">iracı </text:span><text:span text:style-name="T88">geçmiş ve </text:span><text:span text:style-name="T87">o</text:span><text:span text:style-name="T80">turduğu süreye ait kira borcunu, </text:span><text:span text:style-name="T86">geçen her gün için, yıllık kira bedelinin yüzde </text:span><text:span text:style-name="T87">biri</text:span><text:span text:style-name="T86"> oranında </text:span><text:span text:style-name="T87">(%1)</text:span><text:span text:style-name="T86"> </text:span><text:span text:style-name="T89">günlük </text:span><text:span text:style-name="T86">ceza bedeli </text:span><text:span text:style-name="T87">ile birlikte</text:span><text:span text:style-name="T86"> ödemeyi</text:span><text:span text:style-name="T80"> peşinen kabul ve taahhüt eder.</text:span></text:p>
      <text:p text:style-name="P72"><text:span text:style-name="Strong_20_Emphasis"><text:span text:style-name="T180">6.</text:span></text:span><text:span text:style-name="Strong_20_Emphasis"><text:span text:style-name="T204">4</text:span></text:span><text:span text:style-name="Strong_20_Emphasis"><text:span text:style-name="T180">. </text:span></text:span><text:span text:style-name="Strong_20_Emphasis"><text:span text:style-name="T198">Yıllık Artış:</text:span></text:span><text:span text:style-name="Strong_20_Emphasis"><text:span text:style-name="T180"> </text:span></text:span><text:span text:style-name="Strong_20_Emphasis"><text:span text:style-name="T191">Yıllık artış oranı yıllık TÜFE bazında yapılacaktır.</text:span></text:span></text:p>
      <text:p text:style-name="P72"><text:span text:style-name="Strong_20_Emphasis"><text:span text:style-name="T180">M</text:span></text:span><text:span text:style-name="Strong_20_Emphasis"><text:span text:style-name="T198">ADDE</text:span></text:span><text:span text:style-name="Strong_20_Emphasis"><text:span text:style-name="T180"> 7 - KİRA HARİCİ GİDER VE ÖDEMELER</text:span></text:span></text:p>
      <text:p text:style-name="P72"><text:span text:style-name="Strong_20_Emphasis"><text:span text:style-name="T180">7.1.</text:span></text:span><text:span text:style-name="T180"> Kiracı aidat, elektrik, su, doğalgaz, çevre temizlik vergisi gibi kullanımdan kaynaklanan sair giderleri ödemeyi kabul ve taahhüt eder. Kiracı </text:span><text:span text:style-name="T205">varsa, </text:span><text:span text:style-name="T180">elektrik, su, doğalgaz, telefon aboneliklerini derhal devralmakla yükümlüdür. Sözleşme başlangıç tarihi itibariyle tahakkuk edecek, elektrik, su, doğalgaz, telefon, aidat vs. tüm giderlerden kiracı sorumlu olacaktır. </text:span><text:span text:style-name="T206">Abonelik olmadan kullanılan elektrik, su </text:span><text:span text:style-name="T204">vb.</text:span><text:span text:style-name="T206"> giderler kiracı tarafından ödenir. </text:span><text:span text:style-name="T198">Varsa b</text:span><text:span text:style-name="T207">u tip kullanımlar, kendi şartlarının belirlendiği ek bir sözleşme ile belirlenir.</text:span></text:p>
      <text:p text:style-name="P72"><text:span text:style-name="Strong_20_Emphasis"><text:span text:style-name="T180">7.2.</text:span></text:span><text:span text:style-name="T180"> Kiracı, kiralanan yerin kira süresince kullanımı ve kira süresinin bitiminde boşaltılması sırasında üçüncü</text:span></text:p>
      <text:p text:style-name="P73">2/4</text:p>
      <text:p text:style-name="P72"><text:soft-page-break/><text:span text:style-name="T180">şahıslara vereceği zararlar da dahil olmak üzere her türlü zarar ve ziyandan münhasıran sorumludur. Tahliye anında doğmuş ve/veya doğacak zarar ve ziyan kiracının onay ya da izni aranmaksızın kiraya veren tarafından karşılanarak </text:span><text:span text:style-name="T198">varsa </text:span><text:span text:style-name="T180">depozitodan mahsup edilir. </text:span><text:span text:style-name="T217">V</text:span><text:span text:style-name="T180">erilen depozitonun zarar, ziyanı karşılamaması durumunda, kiracı depozitoyu aşan zarar ve ziyanı ayrıca tazmin etmeyi peşinen kabul, beyan ve taahhüt eder.</text:span></text:p>
      <text:p text:style-name="P72"><text:span text:style-name="Strong_20_Emphasis"><text:span text:style-name="T180">7.3.</text:span></text:span><text:span text:style-name="T180"> Kiracı taşınmazın bulunduğu mahallin yönetim planına, güvenlik tedbirlerine, işletme projesine istisnasız uyacak ve bu hususlardan doğacak yükümlülüklerini yerine getirecek ve kiraya veren</text:span><text:span text:style-name="T208">i</text:span><text:span text:style-name="T180"> kiralanan </text:span><text:span text:style-name="T208">ile</text:span><text:span text:style-name="T180"> ilgili gelişmelerden zamanında haberdar edecektir. Aksi halde gelecek zararlardan kendisi sorumlu olacaktır. Kiracı kiralanan bağımsız bölümün bulunduğu yapıdaki ortak alanlara kiraya veren</text:span><text:span text:style-name="T208">i</text:span><text:span text:style-name="T180">n yazılı onayı olmaksızın müdahalede bulunamaz, kullanamaz.</text:span></text:p>
      <text:p text:style-name="P49"><text:span text:style-name="T39">7.4.</text:span><text:span text:style-name="T311"> </text:span>Kira<text:span text:style-name="T316">cı</text:span>, kiralananın kullanımıyla ilgili olmak üzere, kendisi veya üçüncü kişi tarafından yapılan yan giderlere katlanmakla yükümlüdür.</text:p>
      <text:p text:style-name="P72"><text:span text:style-name="Strong_20_Emphasis"><text:span text:style-name="T180">M</text:span></text:span><text:span text:style-name="Strong_20_Emphasis"><text:span text:style-name="T198">adde</text:span></text:span><text:span text:style-name="Strong_20_Emphasis"><text:span text:style-name="T180"> 8- D</text:span></text:span><text:span text:style-name="Strong_20_Emphasis"><text:span text:style-name="T214">EVİR</text:span></text:span><text:span text:style-name="Strong_20_Emphasis"><text:span text:style-name="T180">, T</text:span></text:span><text:span text:style-name="Strong_20_Emphasis"><text:span text:style-name="T214">EMLİK VE ALT KİRA</text:span></text:span><text:span text:style-name="Strong_20_Emphasis"><text:span text:style-name="T180">: </text:span></text:span><text:span text:style-name="T180">kiracı, </text:span><text:span text:style-name="T214">yazı</text:span><text:span text:style-name="T180">lı rıza olmadıkça, kiralananı kısmen veya tamamen, gerçek ve/veya tüzel kişilere devredemez, terk edemez, kullandıramaz, alt kira yolu ile kiraya veremez. </text:span></text:p>
      <text:p text:style-name="P72"><text:span text:style-name="Strong_20_Emphasis"><text:span text:style-name="T180">Madde 9- SÖZLEŞMENİN FESHİ, </text:span></text:span><text:span text:style-name="Strong_20_Emphasis"><text:span text:style-name="T209">ERKEN TAHLİYE</text:span></text:span><text:span text:style-name="Strong_20_Emphasis"><text:span text:style-name="T180"> </text:span></text:span></text:p>
      <text:p text:style-name="P72"><text:span text:style-name="Strong_20_Emphasis"><text:span text:style-name="T180">9.1.</text:span></text:span><text:span text:style-name="T180"> Kiracı, 3 ay önceden noter marifeti ile fesih ihbarının yapılması şartı ile kiralananı tahliye edebilir. Kiracı, sözleşme süresi bitmeden kiralananı </text:span><text:span text:style-name="T209">ih</text:span><text:span text:style-name="T216">bar</text:span><text:span text:style-name="T209">sız </text:span><text:span text:style-name="T180">tahliye etmesi halinde, kira sözleşmesinden doğan borçları </text:span><text:span text:style-name="T210">devam ede</text:span><text:span text:style-name="T209">r</text:span><text:span text:style-name="T210">.</text:span><text:span text:style-name="T180"> </text:span><text:span text:style-name="T209">Bu durumda </text:span><text:span text:style-name="T180">kira bedellerini hiçbir ihtara gerek kalmadan ödeyecektir. </text:span><text:span text:style-name="T211">Kiracı sözleşmede belirtilen şartlarda, kiralananı kullanmasa bile, kira borcunu ödemekle yükümlüdür.</text:span><text:span text:style-name="T210"> Bu gibi durumlarda kiracı, kiralananı başkasına devredemez. Kiraya veren, k</text:span><text:span text:style-name="T180">iralananın </text:span><text:span text:style-name="T212">güncel</text:span><text:span text:style-name="T180"> koşullarla kiraya verilebileceği </text:span><text:span text:style-name="T210">yeni bir kiracı bulması </text:span><text:span text:style-name="T180">h</text:span><text:span text:style-name="T211">a</text:span><text:span text:style-name="T180">linde, kiracının kira sözleşmesinden doğan borçları sona erer. <text:s/></text:span></text:p>
      <text:p text:style-name="P72"><text:span text:style-name="Strong_20_Emphasis"><text:span text:style-name="T180">9.2. </text:span></text:span><text:span text:style-name="T180">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72"><text:span text:style-name="Strong_20_Emphasis"><text:span text:style-name="T180">9.3.</text:span></text:span><text:span text:style-name="T180"> Kiracı </text:span><text:span text:style-name="T216">Türk </text:span><text:span text:style-name="T180">Borçlar Kanunu’nun öngördüğü herhangi bir tahliye sebebi gerçekleştiği halde </text:span><text:span text:style-name="T208">ve/</text:span><text:span text:style-name="T203">ve</text:span><text:span text:style-name="T208">ya</text:span><text:span text:style-name="T203"> işbu sözleşmeye bağlı olarak</text:span><text:span text:style-name="T180">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42550228580635" text:continue-numbering="true" text:style-name="WWNum3">
        <text:list-header>
          <text:p text:style-name="P43"><text:span text:style-name="T15">9.4.</text:span><text:span text:style-name="T14"> </text:span><text:span text:style-name="T118">İşbu sözleşmenin herhangi bir maddesinin ihlali ile </text:span><text:span text:style-name="T127">sözleşme</text:span><text:span text:style-name="T128"> hakları saklı kalmak şartıyla,</text:span><text:span text:style-name="T118"> sözleşme fes</text:span><text:span text:style-name="T129">i</text:span><text:span text:style-name="T118">h edilir ve kiracı mecuru hiçbir ihtara gerek kalmadan boşaltma</text:span><text:span text:style-name="T130">yı kabul ve taahhüt etmiştir.</text:span></text:p>
        </text:list-header>
      </text:list>
      <text:p text:style-name="P49"><text:span text:style-name="T33">MADDE </text:span><text:span text:style-name="T41">1</text:span><text:span text:style-name="T42">0</text:span><text:span text:style-name="T43"> -</text:span><text:span text:style-name="T44"> </text:span><text:span text:style-name="T295">Kiracının iflası </text:span><text:span text:style-name="T296">ve ölümü : </text:span>Kiracı iflas eder <text:span text:style-name="T317">veya</text:span> <text:s/>öl<text:span text:style-name="T317">ürse, ö</text:span>len kiracının <text:span text:style-name="T318">mirasçıları ve </text:span>ortakları veya bu ortakların aynı meslek ve sanatı yürüten mirasçıları <text:span text:style-name="T319"><text:s/>kiranın devam etmesine yönelik istekleri, bu sözleşmeye bağlı olarak geçersizdir. </text:span><text:span text:style-name="T283">Kiracının ölümü ile bu sözleşmedeki </text:span><text:span text:style-name="T282">“Kiralananın sözleşmenin bitiminden önce geri verilmesi” </text:span><text:span text:style-name="T283">maddesinde belirtilen şartlar uygulanır. </text:span><text:span text:style-name="T319">Kiraya veren, mirasçılarla yeni bir sözleşme yapma hakkını tek taraflı olarak kullanabilir. </text:span><text:span text:style-name="T344">Y</text:span><text:span text:style-name="T319">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320">e</text:span><text:span text:style-name="T319"> teslim edilir. Kira sözleşmesi tek taraflı olarak fesh edilir.</text:span></text:p>
      <text:p text:style-name="P49"><text:span text:style-name="T33">MADDE </text:span><text:span text:style-name="T41">1</text:span><text:span text:style-name="T42">1 - </text:span><text:span text:style-name="T297">Kiralananın geri verilmesi</text:span><text:span text:style-name="T33"> <text:tab/>:</text:span><text:span text:style-name="T165"> “</text:span><text:span text:style-name="T284">Kiralananda yenilik ve değişiklik yapılması“ </text:span><text:span text:style-name="T285">maddesinde belirtilen hususlar saklı kalmak kaydıyla, k</text:span>iracı kiralananı ne durumda teslim almışsa, kira sözleşmesinin bitiminde o durumda geri vermekle yükümlüdür. <text:span text:style-name="T169">Kiralanan</text:span><text:span text:style-name="T173">ın</text:span><text:span text:style-name="T169">, kiracının isteği ile boşaltılması durumunda, mecur, taraflar arasında yapılan bir teslim tutanağı ile geri verilecektir. Teslim tutanağının düzenlenmemesi, kiranın devam ettiğini gösterir.</text:span> Kiracı, sözleşme sona er<text:span text:style-name="T337">se dahi</text:span>, sözleşmeye aykırı kullanmadan doğacak zararları giderme<text:span text:style-name="T321">kle yükümlüdür.</text:span> </text:p>
      <text:p text:style-name="P49"><text:span text:style-name="T33">MADDE </text:span><text:span text:style-name="T41">1</text:span><text:span text:style-name="T42">2</text:span><text:span text:style-name="T44"> - </text:span><text:span text:style-name="T45">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70">ayıpların varlığı hâlinde, kiracının sorumluluğu devam eder. Kiraya veren, bu tür eksiklikleri ve ayıpları belirlediğinde, kiracıya hemen yazılı olarak bildirmek zorundadır. <text:s/></text:p>
      <text:p text:style-name="P49"><text:span text:style-name="T19">MADDE </text:span><text:span text:style-name="T20">13 -</text:span><text:span text:style-name="T19"> </text:span><text:span text:style-name="T16">Tahliye : </text:span><text:span text:style-name="T143">K</text:span><text:span text:style-name="T132">iracı halen tahtı icarında bulunan taşınmazı; </text:span><text:span text:style-name="T143">kira</text:span><text:span text:style-name="T132"> biti</text:span><text:span text:style-name="T143">ş</text:span><text:span text:style-name="T132"> </text:span><text:span text:style-name="T138">tarih</text:span><text:span text:style-name="T132">inde</text:span><text:span text:style-name="T138">, sözleşme</text:span><text:span text:style-name="T139">nin</text:span><text:span text:style-name="T138"> şartlarına bağlı kalarak, </text:span><text:span text:style-name="T140"><text:s/></text:span><text:span text:style-name="T132">hiçbir kanuni merasime, ihtar ve protesto keşidesine, cevap itasına, tebliğ ve</text:span></text:p>
      <text:p text:style-name="P67"><text:span text:style-name="T267">3/</text:span><text:span text:style-name="T249">4</text:span></text:p>
      <text:p text:style-name="P49"><text:soft-page-break/><text:span text:style-name="T132"><text:s/>tebellüğe, </text:span><text:span text:style-name="T163">hiçbir hüküm istihsaline ve mahkemeden ilam almaya hacet kalmaksızın</text:span><text:span text:style-name="T132"> kayıtsız ve şartsız olarak boşaltmayı </text:span><text:span text:style-name="T163">beyan, kabul ve taahhüt e</text:span><text:span text:style-name="T164">tmiştir. </text:span><text:span text:style-name="T132">Gününde tahliye edemediği takdirde, tahliye hakkının doğduğu tarihten itibaren geçen her gün için aylık kira bedelinin % 10’u oranında ceza ödemeyi ayrıca kabul ve taahhüt eder.</text:span><text:span text:style-name="T141"> </text:span><text:span text:style-name="T142">K</text:span><text:span text:style-name="T132">iraya veren veya vekili tarafından aleyhi</text:span><text:span text:style-name="T134">n</text:span><text:span text:style-name="T132">e yapılacak, her türlü icra takibatı, mahkeme masrafları ve benzeri tüm ücretlerinde tamamen </text:span><text:span text:style-name="T131">kiracı </text:span><text:span text:style-name="T137">veya şahit</text:span><text:span text:style-name="T131"> </text:span><text:span text:style-name="T135">tarafından;</text:span><text:span text:style-name="T132"> </text:span><text:span text:style-name="T131">kiracı tüzel kişilik ise, firma imza yetkilisi şahıs </text:span><text:span text:style-name="T132">şahs</text:span><text:span text:style-name="T131">en kendisi</text:span><text:span text:style-name="T132"> tarafından karşılanacağını şimdiden <text:s/>kabul,</text:span><text:span text:style-name="T133"> beyan</text:span><text:span text:style-name="T132"> ve taahhüt e</text:span><text:span text:style-name="T134">tmiştir</text:span><text:span text:style-name="T132">. </text:span></text:p>
      <text:p text:style-name="P72"><text:span text:style-name="Strong_20_Emphasis"><text:span text:style-name="T180">Madde 1</text:span></text:span><text:span text:style-name="Strong_20_Emphasis"><text:span text:style-name="T203">4 </text:span></text:span><text:span text:style-name="Strong_20_Emphasis"><text:span text:style-name="T180">- TEBLİGAT ADRESİ <text:s text:c="25"/></text:span></text:span></text:p>
      <text:p text:style-name="P49">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72"><text:span text:style-name="Strong_20_Emphasis"><text:span text:style-name="T180">Madde 1</text:span></text:span><text:span text:style-name="Strong_20_Emphasis"><text:span text:style-name="T203">5</text:span></text:span><text:span text:style-name="Strong_20_Emphasis"><text:span text:style-name="T180">- SÖZLEŞMENİN BÜTÜNLÜĞÜ</text:span></text:span></text:p>
      <text:p text:style-name="P72"><text:span text:style-name="T180">Bu sözleşme, </text:span><text:span text:style-name="T213">süre bitiminde</text:span><text:span text:style-name="T180"> taraflarca mutabakata varılıp </text:span><text:span text:style-name="T213">tadil</text:span><text:span text:style-name="T180"> edil</text:span><text:span text:style-name="T213">ebilir</text:span><text:span text:style-name="T180">. İşbu sözleşmenin herhangi bir hükmünün taraflara sağlanmış olduğu haklardan ilgili taraf açıkça ve de yazılı olarak vazgeçmediği sürece o hakkı kullanmaktan vazgeçtiği anlamına gelmez. 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72"><text:span text:style-name="Strong_20_Emphasis"><text:span text:style-name="T180">Madde 1</text:span></text:span><text:span text:style-name="Strong_20_Emphasis"><text:span text:style-name="T203">6 </text:span></text:span><text:span text:style-name="Strong_20_Emphasis"><text:span text:style-name="T180">- MÜCBİR SEBEP</text:span></text:span></text:p>
      <text:p text:style-name="P49">Deprem veya ülkenin dahil olduğu savaşın mücbir sebep kabul edilebilmesi ancak Bayındırlık ve İskan Bakanlığı tarafından bu hususun mücbir sebep olarak ilan edilmesi halinde mümkündür. B<text:span text:style-name="T337">unun</text:span> dışındaki hiçbir hal, mücbir sebep ve beklenmeyen durum olarak kabul edilme<text:span text:style-name="T337">z</text:span>. Taşınmazda meydana gelebilecek yangın, su basması, tahribat vb. hallerden doğan zarar ve ziyan kiracı tarafından tazmin edilecektir.</text:p>
      <text:p text:style-name="P72"><text:span text:style-name="Strong_20_Emphasis"><text:span text:style-name="T180">Madde 1</text:span></text:span><text:span text:style-name="Strong_20_Emphasis"><text:span text:style-name="T203">7 </text:span></text:span><text:span text:style-name="Strong_20_Emphasis"><text:span text:style-name="T180">- DELİL SÖZLEŞMESİ</text:span></text:span></text:p>
      <text:p text:style-name="P49">İşbu sözleşmenin imzalanmasından sonra taraflar arasında haberleşmede kullanılan e-posta, faks ve sair her türlü bildirimler, rapor, <text:span text:style-name="T338">whatsup</text:span>, mesajları ve banka kayıt ve belgeleri, taraflarca düzenlenen belgeler Hukuk Muhakemeleri Kanunu’nun ilgili maddesi uyarınca taraflar arasında münhasır ve kesin delil teşkil eder.</text:p>
      <text:list xml:id="list142551371645049" text:continue-numbering="true" text:style-name="WWNum3">
        <text:list-header>
          <text:p text:style-name="P43"><text:span text:style-name="T33">MADDE </text:span><text:span text:style-name="T42">18</text:span><text:span text:style-name="T43"> -</text:span><text:span text:style-name="T46"> </text:span><text:span text:style-name="T47">Ş</text:span><text:span text:style-name="T48">AHİT</text:span><text:span text:style-name="T49"> :</text:span><text:span text:style-name="T322"> </text:span><text:span text:style-name="T323">Şahit</text:span><text:span text:style-name="T322">, sözleşmeyi imzalayan kişinin, </text:span><text:span text:style-name="T324">s</text:span><text:span text:style-name="T322">özleşmede adı geçen kişi olduğuna şahitlik ettiğini kabul ve beyan e</text:span><text:span text:style-name="T325">tmiştir.</text:span><text:span text:style-name="T322"> </text:span><text:span text:style-name="T326">K</text:span><text:span text:style-name="T248">iracı tüzel bir kişilik ise firma imza yetkilisi şahsen </text:span><text:span text:style-name="T326">şahittir ve</text:span><text:span text:style-name="T248"> </text:span>bu sözleşmeye attığı imza ile, sözleşme şartlarına uyulmaması <text:span text:style-name="T327">ve/veya bu sözleşmeyle bağlantılı tahliye taahhütnamesi vb. belgeler</text:span> ile ortaya çıkabilecek her türlü maddi ve manevi zararların karşılanması hususunda, <text:span text:style-name="T326">tüzel kişilik olan </text:span><text:span text:style-name="T328">kiracı ile</text:span> müteselsilen sorumlu <text:span text:style-name="T328">ve kefil</text:span> olduğunu kabul ve beyan etmiştir. </text:p>
        </text:list-header>
      </text:list>
      <text:p text:style-name="P72"><text:span text:style-name="Strong_20_Emphasis"><text:span text:style-name="T180">Madde 1</text:span></text:span><text:span text:style-name="Strong_20_Emphasis"><text:span text:style-name="T213">9</text:span></text:span><text:span text:style-name="Strong_20_Emphasis"><text:span text:style-name="T180"> - YETKİLİ MAHKEME</text:span></text:span></text:p>
      <text:p text:style-name="P49">İşbu sözleşmenin uygulanmasından doğacak uyuşmazlıkların çözümü için <text:span text:style-name="T329">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72"><text:span text:style-name="Strong_20_Emphasis"><text:span text:style-name="T180">MADDE </text:span></text:span><text:span text:style-name="Strong_20_Emphasis"><text:span text:style-name="T213">2</text:span></text:span><text:span text:style-name="Strong_20_Emphasis"><text:span text:style-name="T215">0</text:span></text:span><text:span text:style-name="Strong_20_Emphasis"><text:span text:style-name="T203"> –</text:span></text:span><text:span text:style-name="Strong_20_Emphasis"><text:span text:style-name="T180"> </text:span></text:span><text:span text:style-name="Strong_20_Emphasis"><text:span text:style-name="T215">ÖZEL ŞARTLAR</text:span></text:span></text:p>
      <text:p text:style-name="P49"><text:span text:style-name="Strong_20_Emphasis"><text:span text:style-name="T152">Mecur girişinde <text:s/>dış demir kapı bulunmaktadır. Giriş sağda mevcut kulübe vardır.</text:span></text:span></text:p>
      <text:p text:style-name="P72"><text:span text:style-name="Strong_20_Emphasis"><text:span text:style-name="T180">MADDE </text:span></text:span><text:span text:style-name="Strong_20_Emphasis"><text:span text:style-name="T213">2</text:span></text:span><text:span text:style-name="Strong_20_Emphasis"><text:span text:style-name="T215">1</text:span></text:span><text:span text:style-name="Strong_20_Emphasis"><text:span text:style-name="T203"> </text:span></text:span><text:span text:style-name="Strong_20_Emphasis"><text:span text:style-name="T180">- YÜRÜRLÜK</text:span></text:span></text:p>
      <text:p text:style-name="P49"><text:span text:style-name="T329">1</text:span> nüsha <text:span text:style-name="T330">2</text:span><text:span text:style-name="T339">1</text:span> madde ve <text:span text:style-name="T304">4</text:span> sayfadan ibaret işbu kira sözleşmesi tarafların karşılıklı anlaşması ile imza altına alınmıştır <text:span text:style-name="T330">ve kiracıya bir nüsha fotokopi verilmiştir.</text:span></text:p>
      <text:p text:style-name="P71"/>
      <text:p text:style-name="P51"/>
      <text:p text:style-name="P52"><text:span text:style-name="T100"><text:tab/>İşbu akitteki bilgilerin doğruluğunu ve sözleşmenin tüm şartlarına uyacağımı peşinen kabul ettiğimi, </text:span><text:span text:style-name="T101">akiti oku</text:span><text:span text:style-name="T100">duktan sonra</text:span><text:span text:style-name="T101"> hür irademle imzaladığımı,</text:span><text:span text:style-name="T100"> beyan, </text:span><text:span text:style-name="T102">kabul</text:span><text:span text:style-name="T100"> ve taahhüt ederim.</text:span></text:p>
      <text:p text:style-name="P15"/>
      <text:p text:style-name="P15"/>
      <text:p text:style-name="P15">4/4</text:p>
      <text:p text:style-name="P3"/>
      <text:p text:style-name="P3"/>
      <text:p text:style-name="P3"/>
      <text:p text:style-name="P3"><text:soft-page-break/></text:p>
      <text:p text:style-name="P3"/>
      <text:p text:style-name="P3"/>
      <text:p text:style-name="P12">TAHLİYE TAAHHÜTNAMESİ</text:p>
      <text:p text:style-name="P3"/>
      <text:p text:style-name="P3"><text:span text:style-name="T249"><text:tab/>Halen tahtı icarımda bulunan, kiraya vereni ve özellikleri aşağıda belirtilen taşınmazı; </text:span><text:span text:style-name="T259">tahliye etmeyi taahhüt ettiğim tarih</text:span><text:span text:style-name="T260">te</text:span><text:span text:style-name="T259">, </text:span><text:span text:style-name="T260">aşağıda </text:span><text:span text:style-name="T259">tarih </text:span><text:span text:style-name="T260">ve</text:span><text:span text:style-name="T259"> sayı</text:span><text:span text:style-name="T261">sı </text:span><text:span text:style-name="T260">belirtilen </text:span><text:span text:style-name="T259">kira sözleşme</text:span><text:span text:style-name="T261">sinin</text:span><text:span text:style-name="T259"> şartlarına bağlı kalarak, </text:span><text:span text:style-name="T262"><text:s/></text:span><text:span text:style-name="T249">hiçbir kanuni merasime, ihtar ve protesto keşidesine, cevap itasına, tebliğ ve tebellüğe, </text:span><text:span text:style-name="T270">herhangi bir ihtar ve hiçbir hüküm istihsaline ve mahkemeden ilam almaya hacet kalmaksızın</text:span><text:span text:style-name="T249"> kayıtsız ve şartsız olarak boşaltmayı </text:span><text:span text:style-name="T270">kesin olarak, </text:span><text:span text:style-name="T271">hür irademle</text:span><text:span text:style-name="T270"> beyan, kabul ve taahhüt ed</text:span><text:span text:style-name="T272">iyorum</text:span><text:span text:style-name="T270">.</text:span></text:p>
      <text:p text:style-name="P3"/>
      <text:p text:style-name="P3"><text:span text:style-name="T249"><text:tab/>Gününde tahliye edemediğim </text:span><text:span text:style-name="T263">veya </text:span><text:span text:style-name="T249">etmediğim takdirde, </text:span><text:span text:style-name="T250">geçen her gün için, yıllık kira bedelinin yüzde </text:span><text:span text:style-name="T264">biri</text:span><text:span text:style-name="T250"> oranında </text:span><text:span text:style-name="T264">(%1)</text:span><text:span text:style-name="T250"> </text:span><text:span text:style-name="T259">günlük </text:span><text:span text:style-name="T250">ceza bedeli ödemeyi, </text:span><text:span text:style-name="T249">kiraya veren veya yetkili kanuni vekili tarafından aleyhime yapılacak, her türlü icra takibatı, mahkeme masrafları, avukatlık ücretleri ve benzeri tüm ücretlerinde tamamen şahsım tarafından karşılanacağını şimdiden <text:s/>kabul,</text:span><text:span text:style-name="T263"> beyan</text:span><text:span text:style-name="T249"> ve taahhüt ediyorum. İşbu taahhütname</text:span><text:span text:style-name="T265">yi</text:span><text:span text:style-name="T249"> </text:span><text:span text:style-name="T261">hür</text:span><text:span text:style-name="T249"> irademle </text:span><text:span text:style-name="T261">okudum ve</text:span><text:span text:style-name="T249"> imza</text:span><text:span text:style-name="T265">lıyorum</text:span><text:span text:style-name="T249">. </text:span></text:p>
      <text:p text:style-name="P3"/>
      <text:p text:style-name="P3">TAHLİYE EDİLECEK YERİN</text:p>
      <text:p text:style-name="P3">Adresi<text:tab/>: <text:s/></text:p>
      <text:p text:style-name="P3"/>
      <text:p text:style-name="P3"><text:span text:style-name="T158">İlgili </text:span><text:span text:style-name="T159">Kira </text:span><text:span text:style-name="T160">Sözleşme</text:span><text:span text:style-name="T159">si</text:span><text:span text:style-name="T160"> Tarihi, <text:s/></text:span><text:span text:style-name="T161">No <text:s/></text:span><text:span text:style-name="T160"><text:tab/>:<text:tab/></text:span></text:p>
      <text:p text:style-name="P3"/>
      <text:p text:style-name="P3"><text:span text:style-name="T160">T</text:span><text:span text:style-name="T157">aah</text:span><text:span text:style-name="T162">h</text:span><text:span text:style-name="T157">üdün imzalandığı tarih<text:tab/>:</text:span></text:p>
      <text:p text:style-name="P3"/>
      <text:p text:style-name="P3">Mecurun tahliye <text:span text:style-name="T331">e</text:span>dileceği taahhüt edilen tarih<text:tab/>:</text:p>
      <text:p text:style-name="P3"/>
      <text:p text:style-name="P3"/>
      <text:p text:style-name="P14">Kiracı<text:tab/><text:tab/><text:tab/><text:tab/><text:tab/><text:tab/><text:tab/><text:tab/><text:tab/><text:tab/><text:tab/><text:tab/><text:tab/></text:p>
      <text:p text:style-name="P49"><text:span text:style-name="T233">Adı Soyadı</text:span><text:span text:style-name="T249"><text:tab/>: </text:span><text:span text:style-name="T24">Salih KAYMAK</text:span><text:span text:style-name="T2"><text:tab/></text:span></text:p>
      <text:p text:style-name="P49"><text:span text:style-name="T241">TC Kimlik No</text:span><text:span text:style-name="T145"><text:tab/>:</text:span><text:span text:style-name="T119"> </text:span><text:span text:style-name="T24">293 5383 7156</text:span></text:p>
      <text:p text:style-name="P49"><text:span text:style-name="T235">Tebligat </text:span><text:span text:style-name="T233">Adres</text:span><text:span text:style-name="T236">i<text:tab/></text:span><text:span text:style-name="T249">:</text:span><text:span text:style-name="T1"> </text:span><text:span text:style-name="T24">Kabe-i Mescit Mah. Bekirpaşa Sokak No:17/A TOKAT</text:span></text:p>
      <text:p text:style-name="P37"><text:span text:style-name="T219">Telefon No</text:span><text:span text:style-name="T350"><text:tab/>: </text:span><text:span text:style-name="T58">0533 230 117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list xml:id="list142551007972996" text:continue-numbering="true" text:style-name="WWNum3">
        <text:list-header>
          <text:p text:style-name="P50"/>
        </text:list-header>
      </text:list>
      <text:p text:style-name="P3"><text:tab/> <text:s text:c="14"/></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KİRA FESİH SÖZLEŞMESİ</text:p>
      <text:p text:style-name="P3"/>
      <text:p text:style-name="P3"><text:span text:style-name="T249"><text:tab/></text:span><text:span text:style-name="T266">A</text:span><text:span text:style-name="T260">şağıda </text:span><text:span text:style-name="T259">tarih </text:span><text:span text:style-name="T260">ve</text:span><text:span text:style-name="T259"> sayı</text:span><text:span text:style-name="T261">sı </text:span><text:span text:style-name="T260">belirtilen </text:span><text:span text:style-name="T259">kira sözleşme</text:span><text:span text:style-name="T261">si</text:span><text:span text:style-name="T266">ni tek taraflı olarak fesh ediyorum. Sözleşme şartları ile t</text:span><text:span text:style-name="T249">ahtı icarımda bulunan taşınmazı; </text:span><text:span text:style-name="T266">belirtilen tarihte,</text:span><text:span text:style-name="T259"> </text:span><text:span text:style-name="T260">belirtilen </text:span><text:span text:style-name="T259">kira sözleşme</text:span><text:span text:style-name="T261">sinin</text:span><text:span text:style-name="T259"> şartlarına bağlı kalarak </text:span><text:span text:style-name="T273">tahliye ettim.</text:span></text:p>
      <text:p text:style-name="P3"/>
      <text:p text:style-name="P3"><text:span text:style-name="T179">FESH</text:span><text:span text:style-name="T178"> EDİLE</text:span><text:span text:style-name="T179">N</text:span><text:span text:style-name="T178"> </text:span><text:span text:style-name="T179">SÖZLEŞMENİN</text:span></text:p>
      <text:p text:style-name="P3"/>
      <text:p text:style-name="P3"><text:span text:style-name="T274">Tarihi, <text:s/></text:span><text:span text:style-name="T275">No</text:span><text:span text:style-name="T274"><text:tab/><text:tab/><text:tab/><text:tab/>:<text:tab/></text:span></text:p>
      <text:p text:style-name="P3">Mecurun tahliye Edil<text:span text:style-name="T332">diği </text:span>tarih<text:tab/>:</text:p>
      <text:p text:style-name="P3"/>
      <text:p text:style-name="P3"/>
      <text:p text:style-name="P3"/>
      <text:p text:style-name="P3"/>
      <text:p text:style-name="P14">Kiracı<text:tab/><text:tab/><text:tab/><text:tab/><text:tab/><text:tab/><text:tab/><text:tab/><text:tab/><text:tab/><text:tab/><text:tab/><text:tab/></text:p>
      <text:p text:style-name="P49"><text:span text:style-name="T233">Adı Soyadı</text:span><text:span text:style-name="T249"><text:tab/>: </text:span><text:span text:style-name="T24">Salih KAYMAK</text:span><text:span text:style-name="T2"><text:tab/></text:span></text:p>
      <text:p text:style-name="P49"><text:span text:style-name="T241">TC Kimlik No</text:span><text:span text:style-name="T145"><text:tab/>:</text:span><text:span text:style-name="T119"> </text:span><text:span text:style-name="T24">293 5383 7156</text:span></text:p>
      <text:p text:style-name="P49"><text:span text:style-name="T235">Tebligat </text:span><text:span text:style-name="T233">Adres</text:span><text:span text:style-name="T236">i<text:tab/></text:span><text:span text:style-name="T249">:</text:span><text:span text:style-name="T1"> </text:span><text:span text:style-name="T24">Kabe-i Mescit Mah. Bekirpaşa Sokak No:17/A TOKAT</text:span></text:p>
      <text:p text:style-name="P38"><text:span text:style-name="T219">Telefon No</text:span><text:span text:style-name="T350"><text:tab/>: </text:span><text:span text:style-name="T58">0533 230 1171</text:span></text:p>
      <text:list xml:id="list142550652365511" text:continue-numbering="true" text:style-name="WWNum3">
        <text:list-header>
          <text:p text:style-name="P50"/>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3"/>
      <text:p text:style-name="P3"/>
      <text:p text:style-name="P12"><text:soft-page-break/><text:span text:style-name="T55">E</text:span><text:span text:style-name="T33">lektrik </text:span><text:span text:style-name="T56">Ortak </text:span><text:span text:style-name="T33">Kullanım Sözleşmesi</text:span></text:p>
      <text:p text:style-name="P5"><text:span text:style-name="T51">S</text:span><text:span text:style-name="T50">özleşme Konusu</text:span><text:span text:style-name="T165"><text:tab/></text:span></text:p>
      <text:list xml:id="list2537443663" text:style-name="L1">
        <text:list-item>
          <text:p text:style-name="P39">İşbu sözleşme kira sözleşmesinin ekidir.</text:p>
        </text:list-item>
        <text:list-item>
          <text:p text:style-name="P53"><text:span text:style-name="T165">İşbu sözleşme, </text:span><text:span text:style-name="T174">kiralananda,</text:span><text:span text:style-name="T165"> taraflarca elektrik kullanım şartları üzerine, anlaşılarak imzalanmıştır.</text:span></text:p>
        </text:list-item>
        <text:list-item>
          <text:p text:style-name="P53"><text:span text:style-name="T172">Mecurda bulunan </text:span><text:span text:style-name="T175">Ana</text:span><text:span text:style-name="T172"> </text:span><text:span text:style-name="T175">P</text:span><text:span text:style-name="T172">ano ve elektrik tesisatı, </text:span><text:span text:style-name="T176">kiracı</text:span><text:span text:style-name="T172"> tarafından, </text:span><text:span text:style-name="T173">arıza ve bakım masraflarına ortak olma şartıyla,</text:span><text:span text:style-name="T172"> ücretsiz olarak kullanılacaktır.</text:span></text:p>
        </text:list-item>
        <text:list-item>
          <text:p text:style-name="P54">Mevcut binada tek abone bulunmaktadır. <text:span text:style-name="T348">Kiracı,</text:span> <text:span text:style-name="T103">kiraya verene ait abone </text:span><text:span text:style-name="T104">ve pano</text:span><text:span text:style-name="T103"> üzerinden elektrik kullanımı sağlayacaktır.</text:span><text:span text:style-name="T113"> </text:span></text:p>
          <text:p text:style-name="P41">Elektrik Bedeli</text:p>
        </text:list-item>
        <text:list-item>
          <text:p text:style-name="P44"><text:span text:style-name="T116">Mecurda sayaç bulunmaması durumunda, k</text:span><text:span text:style-name="T105">iracının </text:span><text:span text:style-name="T103">aylık elektrik tüketiminin </text:span><text:span text:style-name="T105">belirlen</text:span><text:span text:style-name="T106">ebil</text:span><text:span text:style-name="T105">mesi</text:span><text:span text:style-name="T103"> için, bir süzme sayaç takılacak ve kullanım miktarları kayıt altına alınacaktır.</text:span></text:p>
        </text:list-item>
        <text:list-item>
          <text:p text:style-name="P55"><text:span text:style-name="T103">Elektrik dairesi tarafından belirlenen aylık bedel, kiracı sayaçlarından okunan yazarlara göre her kiracıya aylık olarak bildirilir. Ve fatura tarihinden önce kiraya verene ödenmek zorundadır. Ödemenin zamanında yapılmaması durumunda,</text:span><text:span text:style-name="T110"> fatura tarihini izleyen 2 (iki)</text:span><text:span text:style-name="T103"> </text:span><text:span text:style-name="T110">gün içerisinde </text:span><text:span text:style-name="T103">kiracının elektriği, ödeme yapılıncaya kadar ana panodan kesilir. Bu durumda kiracı ödemeyi yapmadan, </text:span><text:span text:style-name="T110">işinin kesinti sebebiyle aksamasından kiraya vereni sorumlu tutamaz,</text:span><text:span text:style-name="T103"> hiçbir hak talep edemez.</text:span></text:p>
        </text:list-item>
        <text:list-item>
          <text:p text:style-name="P40"><text:span text:style-name="T348">Süzme sayaç kullanılan mecurda, k</text:span>iracı, kendisine ait sayacın doğruluğu konusunda tereddüte düşerse, her türlü masraf kiracı tarafından karşılanmak üzere, kiraya veren tarafından yeni bir sayaç taktırılır. </text:p>
        </text:list-item>
        <text:list-item>
          <text:p text:style-name="P45"><text:span text:style-name="T111">Elektrik tesisatında, bedeli kiracı tarafından ödenen ve tesisata eklenen tüm malzemelerin</text:span><text:span text:style-name="T113">in</text:span><text:span text:style-name="T111"> bedeli, kira bitiminde kiraya verenden talep edilemez, sökülemez.</text:span></text:p>
        </text:list-item>
        <text:list-item>
          <text:p text:style-name="P57"><text:span text:style-name="T116">K</text:span><text:span text:style-name="T103">ademeli elektrik bedeli uygulaması nedeniyle, </text:span><text:span text:style-name="T112">dönem dönem farklı fatura gelebilmektedir.</text:span><text:span text:style-name="T103"> </text:span><text:span text:style-name="T116">Varsa her</text:span><text:span text:style-name="T103"> kullanıcı kademe geçişinden aynı oranda etkilenir. </text:span><text:span text:style-name="T112">A</text:span><text:span text:style-name="T103">z kullanım dolayısıyla hak talep edilemez. </text:span><text:span text:style-name="T343">Elektrik dairesi tarafından aboneye fatura edilen her <text:s/>türlü bedel, kullanım oranları doğrultusunda, </text:span><text:span text:style-name="T348">varsa t</text:span><text:span text:style-name="T343">üm k</text:span><text:span text:style-name="T348">ira</text:span><text:span text:style-name="T343">cılar tarafından ortak olarak ödenir. </text:span></text:p>
          <text:list>
            <text:list-item>
              <text:list>
                <text:list-item>
                  <text:list>
                    <text:list-header>
                      <text:p text:style-name="P58"><text:span text:style-name="T98">Ana </text:span><text:span text:style-name="T95">Pano, Tesisat, </text:span><text:span text:style-name="T96">Arıza, Ortak Giderler </text:span><text:span text:style-name="T97">ve Sorumluluk</text:span></text:p>
                    </text:list-header>
                  </text:list>
                </text:list-item>
              </text:list>
            </text:list-item>
          </text:list>
        </text:list-item>
        <text:list-item>
          <text:p text:style-name="P46"><text:span text:style-name="T103">Mecur da bulunan </text:span><text:span text:style-name="T107">ana </text:span><text:span text:style-name="T103">pano, </text:span><text:span text:style-name="T116">varsa</text:span><text:span text:style-name="T112"> tüm k</text:span><text:span text:style-name="T116">ira</text:span><text:span text:style-name="T112">cıların </text:span><text:span text:style-name="T103">enerji ihtiyacını karşılayacak şekilde tesis edilmiştir </text:span><text:span text:style-name="T108">ve </text:span><text:span text:style-name="T106">kiracıya</text:span><text:span text:style-name="T108"> </text:span><text:span text:style-name="T109">ana</text:span><text:span text:style-name="T108"> panodan enerji verilmektedir. Y</text:span><text:span text:style-name="T112">üksek güç ihtiyacı olan kullanıcı, tüm ihtiyaçların bedelini münferiden öder. </text:span><text:span text:style-name="T106">Kiracı</text:span><text:span text:style-name="T112"> kendisine ait </text:span><text:span text:style-name="T114">ana pano sigortası </text:span><text:span text:style-name="T115">ve</text:span><text:span text:style-name="T112"> sonraki tesisat ve ekipmanlarda oluşabilecek arızalardan münferiden sorumludur. </text:span><text:span text:style-name="T333">Ana p</text:span>anoda oluşabilecek arızalardan, <text:span text:style-name="T346">arızaya sebep olan kiracı belirlenebiliyorsa o kiracı, belirlenemiyorsa <text:s/></text:span><text:span text:style-name="T333">ana </text:span>pano üzerinden enerji sağlayan <text:span text:style-name="T342">k</text:span><text:span text:style-name="T348">iracı</text:span><text:span text:style-name="T335">lar</text:span> müştereken sorumludur. </text:p>
          <text:p text:style-name="P62">Kiracıya ait tesisat</text:p>
        </text:list-item>
        <text:list-item>
          <text:p text:style-name="P55">Kiracıya, kira başlangıcında çalışır vaziyette elektrik tesisatı, aydınlatma dahil teslim edilmiştir.</text:p>
        </text:list-item>
        <text:list-item>
          <text:p text:style-name="P57">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340"><text:s/>Kiracı kendi tedbirlerini almakla yükümlüdür. </text:span></text:p>
        </text:list-item>
        <text:list-item>
          <text:p text:style-name="P56">Teslim edilen tesisatın kiracının ihtiyacını görmesi durumunda, kiracı tesisatı bakım masraflarına katlanmak koşuluyla ücretsiz kullanacaktır. <text:span text:style-name="T334">Kiracı</text:span> kendisine ait <text:span text:style-name="T336">ana pano sigortasından</text:span> sonraki tesisat ve ekipmanlarda oluşabilecek arızalardan münferiden sorumludur. Kiracı, <text:span text:style-name="T341">a</text:span>na panodaki sigorta dahil olmak üzere, ana panodan itibaren kablo, sigorta, termik, kontaktör, röle vb. gibi <text:s/>gerekli olan tesisat malzemelerini ihtiyacı doğrultusunda tesisatına eklemekle yükümlüdür. <text:s/></text:p>
          <text:p text:style-name="P58"><text:span text:style-name="T95">Teminat </text:span><text:span text:style-name="T99">bedeli-ödeme</text:span></text:p>
        </text:list-item>
        <text:list-item>
          <text:p text:style-name="P47"><text:span text:style-name="T346">T</text:span>eminat bedeli, her kira döneminde kiracı <text:span text:style-name="T345">tarafından kiraya verene </text:span><text:span text:style-name="T348">makbuz karşılığı</text:span><text:span text:style-name="T345"> ödenir</text:span>. </text:p>
        </text:list-item>
        <text:list-item>
          <text:p text:style-name="P64">Yapılan ödemelerin ispatı kiracıya aittir.</text:p>
        </text:list-item>
        <text:list-item>
          <text:p text:style-name="P47"><text:span text:style-name="T343">Peşin ödenmeyen teminatlar fatura üzerine </text:span><text:span text:style-name="T345">aylık olarak</text:span><text:span text:style-name="T343"> eklenerek </text:span><text:span text:style-name="T345">makbuz karşılığı</text:span><text:span text:style-name="T343"> tahsil edilir.</text:span></text:p>
        </text:list-item>
        <text:list-item>
          <text:p text:style-name="P46">Teminat bedeli, kira bitiminde borcu olmaması durumunda kiracıya, ödediği miktar kadar iade edilecektir. </text:p>
        </text:list-item>
        <text:list-item>
          <text:p text:style-name="P46"><text:span text:style-name="T335">Alınan teminat bedeline iade sırasında herhangi bir fark öd</text:span><text:span text:style-name="T345">emesi yapılmayacaktır.</text:span></text:p>
        </text:list-item>
      </text:list>
      <text:p text:style-name="P22"><text:span text:style-name="Strong_20_Emphasis"><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azı_20_sayfalarda_20_sayfa_20_No" style:display-name="Bazı sayfalarda sayfa No"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family="'Ubuntu Condensed'" style:font-pitch="variable"/>
      <style:map style:condition="header()" style:apply-style-name="Addressee"/>
      <style:map style:condition="footer()" style:apply-style-name="Footer"/>
    </style:style>
    <style:style style:name="Addressee" style:family="paragraph" style:parent-style-name="Standard" style:class="extra">
      <style:paragraph-properties fo:margin-top="0cm" fo:margin-bottom="0.106cm" style:contextual-spacing="false"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28957"/>
    </style:style>
    <style:style style:name="M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MT1" style:family="text">
      <style:text-properties fo:font-weight="bold" officeooo:rsid="00e333e6" style:language-asian="tr" style:country-asian="TR" style:font-weight-asian="bold" style:font-name-complex="Times New Roman1" style:font-weight-complex="bold"/>
    </style:style>
    <style:style style:name="MT2" style:family="text">
      <style:text-properties fo:font-weight="bold" officeooo:rsid="00409a28" style:language-asian="tr" style:country-asian="TR" style:font-weight-asian="bold" style:font-name-complex="Times New Roman1" style:font-weight-complex="bold"/>
    </style:style>
    <style:style style:name="MT3" style:family="text">
      <style:text-properties fo:font-size="12pt" fo:font-weight="normal" officeooo:rsid="008f180f" style:font-size-asian="12pt" style:language-asian="tr" style:country-asian="TR" style:font-weight-asian="normal" style:font-name-complex="Times New Roman1" style:font-size-complex="12pt" style:font-weight-complex="normal"/>
    </style:style>
    <style:style style:name="MT4" style:family="text">
      <style:text-properties fo:font-size="12pt" fo:font-weight="bold" officeooo:rsid="00409a28" style:font-size-asian="12pt" style:language-asian="tr" style:country-asian="TR" style:font-weight-asian="bold" style:font-name-complex="Times New Roman1" style:font-size-complex="12pt" style:font-weight-complex="bold"/>
    </style:style>
    <style:style style:name="MT5" style:family="text">
      <style:text-properties fo:font-weight="bold" officeooo:rsid="00e41702" style:language-asian="tr" style:country-asian="TR" style:font-weight-asian="bold" style:font-name-complex="Times New Roman1" style:font-weight-complex="bold"/>
    </style:style>
    <style:style style:name="MT6" style:family="text">
      <style:text-properties fo:font-weight="bold" officeooo:rsid="00337b8a" style:language-asian="tr" style:country-asian="TR" style:font-weight-asian="bold" style:font-name-complex="Times New Roman1" style:font-weight-complex="bold"/>
    </style:style>
    <style:page-layout style:name="Mpm1" style:page-usage="right">
      <style:page-layout-properties fo:page-width="21.001cm" fo:page-height="29.7cm" style:num-format="1" style:print-orientation="portrait" fo:margin-top="1.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text:tab/><text:tab/><text:tab/></text:span><text:span text:style-name="MT2">Salih KAYMAK</text:span><text:span text:style-name="MT3"> - </text:span><text:span text:style-name="MT4">293 5383 7156</text:span><text:span text:style-name="MT5"><text:tab/><text:tab/></text:span></text:p>
        <text:p text:style-name="MP2"><text:span text:style-name="MT1">K</text:span><text:span text:style-name="MT6">iraya Veren<text:tab/><text:tab/><text:tab/><text:tab/>Kiracı<text:tab/><text:tab/><text:tab/><text:tab/><text:tab/>Şahit<text:tab/><text:tab/><text:tab/><text:tab/></text:span></text:p>
      </style:footer>
    </style:master-page>
    <style:master-page style:name="Left_20_Page" style:display-name="Left Page" style:page-layout-name="Mpm2" draw:style-name="Mdp1" style:next-style-name="Standard">
      <style:footer>
        <text:p text:style-name="Footer"/>
      </style:footer>
    </style:master-page>
    <style:master-page style:name="Right_20_Page" style:display-name="Right Page" style:page-layout-name="Mpm3"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9T14:25:49.041481349</dc:date>
    <meta:editing-duration>PT2H41M13S</meta:editing-duration>
    <meta:editing-cycles>20</meta:editing-cycles>
    <meta:generator>LibreOffice/7.3.7.2$Linux_X86_64 LibreOffice_project/30$Build-2</meta:generator>
    <meta:print-date>2023-04-24T11:12:17.415522438</meta:print-date>
    <meta:document-statistic meta:table-count="0" meta:image-count="0" meta:object-count="0" meta:page-count="13" meta:paragraph-count="133" meta:word-count="2860" meta:character-count="21826" meta:non-whitespace-character-count="18858"/>
  </office:meta>
</office:document-meta>
</file>